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69c86cb" officeooo:paragraph-rsid="069c86cb"/>
    </style:style>
    <style:style style:name="P2" style:family="paragraph" style:parent-style-name="Text_20_body">
      <style:text-properties fo:font-style="italic" officeooo:paragraph-rsid="0748321d" style:font-style-asian="italic" style:font-style-complex="italic"/>
    </style:style>
    <style:style style:name="P3" style:family="paragraph" style:parent-style-name="Text_20_body">
      <style:text-properties fo:font-style="italic" style:text-underline-style="none" fo:font-weight="normal" officeooo:paragraph-rsid="0748321d" style:font-style-asian="italic" style:font-weight-asian="normal" style:font-style-complex="italic" style:font-weight-complex="normal"/>
    </style:style>
    <style:style style:name="P4" style:family="paragraph" style:parent-style-name="Text_20_body">
      <style:text-properties fo:font-style="italic" style:text-underline-style="none" officeooo:paragraph-rsid="0748321d" style:font-style-asian="italic" style:font-style-complex="italic"/>
    </style:style>
    <style:style style:name="P5" style:family="paragraph" style:parent-style-name="Text_20_body">
      <style:text-properties fo:font-style="italic" style:text-underline-style="none" officeooo:rsid="07513a2f" officeooo:paragraph-rsid="07513a2f" style:font-style-asian="italic" style:font-style-complex="italic"/>
    </style:style>
    <style:style style:name="P6" style:family="paragraph" style:parent-style-name="Text_20_body">
      <style:text-properties fo:font-style="italic" style:text-underline-style="none" officeooo:rsid="07554c1a" officeooo:paragraph-rsid="07554c1a" style:font-style-asian="italic" style:font-style-complex="italic"/>
    </style:style>
    <style:style style:name="P7" style:family="paragraph" style:parent-style-name="Text_20_body">
      <style:text-properties fo:font-style="italic" style:text-underline-style="none" officeooo:rsid="07562897" officeooo:paragraph-rsid="07562897" style:font-style-asian="italic" style:font-style-complex="italic"/>
    </style:style>
    <style:style style:name="P8" style:family="paragraph" style:parent-style-name="Text_20_body">
      <style:text-properties fo:font-style="italic" style:text-underline-style="none" officeooo:rsid="0757230d" officeooo:paragraph-rsid="0757230d" style:font-style-asian="italic" style:font-style-complex="italic"/>
    </style:style>
    <style:style style:name="P9" style:family="paragraph" style:parent-style-name="Text_20_body">
      <style:text-properties fo:font-style="italic" style:text-underline-style="none" officeooo:rsid="0758c07a" officeooo:paragraph-rsid="0758c07a" style:font-style-asian="italic" style:font-style-complex="italic"/>
    </style:style>
    <style:style style:name="P10" style:family="paragraph" style:parent-style-name="Text_20_body">
      <style:text-properties fo:font-style="italic" style:text-underline-style="none" officeooo:rsid="075ba272" officeooo:paragraph-rsid="075ba272" style:font-style-asian="italic" style:font-style-complex="italic"/>
    </style:style>
    <style:style style:name="P11" style:family="paragraph" style:parent-style-name="Text_20_body">
      <style:text-properties fo:font-style="italic" style:text-underline-style="none" officeooo:rsid="075d1fcc" officeooo:paragraph-rsid="075e59fd" style:font-style-asian="italic" style:font-style-complex="italic"/>
    </style:style>
    <style:style style:name="P12" style:family="paragraph" style:parent-style-name="Text_20_body">
      <style:text-properties fo:font-style="italic" style:text-underline-style="none" officeooo:rsid="075d1fcc" officeooo:paragraph-rsid="07620bc9" style:font-style-asian="italic" style:font-style-complex="italic"/>
    </style:style>
    <style:style style:name="P13" style:family="paragraph" style:parent-style-name="Text_20_body">
      <style:text-properties fo:font-style="italic" style:text-underline-style="none" officeooo:paragraph-rsid="076561ac" style:font-style-asian="italic" style:font-style-complex="italic"/>
    </style:style>
    <style:style style:name="P14" style:family="paragraph" style:parent-style-name="Text_20_body">
      <style:text-properties fo:font-style="italic" style:text-underline-style="none" officeooo:rsid="07676012" officeooo:paragraph-rsid="07676012" style:font-style-asian="italic" style:font-style-complex="italic"/>
    </style:style>
    <style:style style:name="P15" style:family="paragraph" style:parent-style-name="Text_20_body">
      <style:text-properties fo:font-style="italic" style:text-underline-style="none" officeooo:rsid="076860f2" officeooo:paragraph-rsid="076860f2" style:font-style-asian="italic" style:font-style-complex="italic"/>
    </style:style>
    <style:style style:name="P16" style:family="paragraph" style:parent-style-name="Text_20_body">
      <style:text-properties fo:font-style="italic" style:text-underline-style="none" officeooo:rsid="076a8624" officeooo:paragraph-rsid="076a8624" style:font-style-asian="italic" style:font-style-complex="italic"/>
    </style:style>
    <style:style style:name="P17" style:family="paragraph" style:parent-style-name="Text_20_body">
      <style:text-properties fo:font-style="italic" style:text-underline-style="none" officeooo:rsid="076c5361" officeooo:paragraph-rsid="076c5361" style:font-style-asian="italic" style:font-style-complex="italic"/>
    </style:style>
    <style:style style:name="P18" style:family="paragraph" style:parent-style-name="Text_20_body">
      <style:text-properties style:text-underline-style="none" officeooo:paragraph-rsid="0748321d"/>
    </style:style>
    <style:style style:name="P19" style:family="paragraph" style:parent-style-name="Text_20_body">
      <style:text-properties style:text-underline-style="none" officeooo:paragraph-rsid="0748a3f6"/>
    </style:style>
    <style:style style:name="P20" style:family="paragraph" style:parent-style-name="Text_20_body">
      <style:text-properties style:text-underline-style="none" officeooo:rsid="06ffbc8e" officeooo:paragraph-rsid="0748321d"/>
    </style:style>
    <style:style style:name="P21" style:family="paragraph" style:parent-style-name="Text_20_body">
      <style:text-properties style:text-underline-style="none" officeooo:rsid="074a83ec" officeooo:paragraph-rsid="074a83ec"/>
    </style:style>
    <style:style style:name="P22" style:family="paragraph" style:parent-style-name="Text_20_body">
      <style:text-properties style:text-underline-style="none" officeooo:rsid="074efcc2" officeooo:paragraph-rsid="074efcc2"/>
    </style:style>
    <style:style style:name="P23" style:family="paragraph" style:parent-style-name="Text_20_body">
      <style:text-properties style:text-underline-style="none" officeooo:paragraph-rsid="074efcc2"/>
    </style:style>
    <style:style style:name="P24" style:family="paragraph" style:parent-style-name="Text_20_body">
      <style:text-properties style:text-underline-style="none" officeooo:rsid="07562897" officeooo:paragraph-rsid="07562897"/>
    </style:style>
    <style:style style:name="P25" style:family="paragraph" style:parent-style-name="Text_20_body">
      <style:text-properties style:text-underline-style="none" officeooo:rsid="075d1fcc" officeooo:paragraph-rsid="075d1fcc"/>
    </style:style>
    <style:style style:name="P26" style:family="paragraph" style:parent-style-name="Text_20_body">
      <style:text-properties style:text-underline-style="none" officeooo:rsid="075d1fcc" officeooo:paragraph-rsid="07625da4"/>
    </style:style>
    <style:style style:name="P27" style:family="paragraph" style:parent-style-name="Text_20_body">
      <style:text-properties style:text-underline-style="none" officeooo:rsid="07620bc9" officeooo:paragraph-rsid="07620bc9"/>
    </style:style>
    <style:style style:name="P28" style:family="paragraph" style:parent-style-name="Text_20_body">
      <style:text-properties style:text-underline-style="none" officeooo:rsid="07620bc9" officeooo:paragraph-rsid="07625da4"/>
    </style:style>
    <style:style style:name="P29" style:family="paragraph" style:parent-style-name="Text_20_body">
      <style:text-properties style:text-underline-style="none" officeooo:rsid="07620bc9" officeooo:paragraph-rsid="07664230"/>
    </style:style>
    <style:style style:name="P30" style:family="paragraph" style:parent-style-name="Text_20_body">
      <style:text-properties style:text-underline-style="none" officeooo:paragraph-rsid="07625da4"/>
    </style:style>
    <style:style style:name="P31" style:family="paragraph" style:parent-style-name="Text_20_body">
      <style:text-properties style:text-underline-style="none" officeooo:rsid="0762be36" officeooo:paragraph-rsid="0762be36"/>
    </style:style>
    <style:style style:name="P32" style:family="paragraph" style:parent-style-name="Text_20_body">
      <style:text-properties style:text-underline-style="none" officeooo:rsid="07635399" officeooo:paragraph-rsid="07635399"/>
    </style:style>
    <style:style style:name="P33" style:family="paragraph" style:parent-style-name="Text_20_body">
      <style:text-properties fo:font-style="normal" style:text-underline-style="none" officeooo:paragraph-rsid="0748321d" style:font-style-asian="normal" style:font-style-complex="normal"/>
    </style:style>
    <style:style style:name="P34" style:family="paragraph" style:parent-style-name="Text_20_body">
      <style:text-properties fo:font-style="normal" style:text-underline-style="none" officeooo:rsid="074cb385" officeooo:paragraph-rsid="074cb385" style:font-style-asian="normal" style:font-style-complex="normal"/>
    </style:style>
    <style:style style:name="P35" style:family="paragraph" style:parent-style-name="Text_20_body">
      <style:text-properties fo:font-style="normal" style:text-underline-style="none" officeooo:rsid="076d588f" officeooo:paragraph-rsid="076d588f" style:font-style-asian="normal" style:font-style-complex="normal"/>
    </style:style>
    <style:style style:name="P36" style:family="paragraph" style:parent-style-name="Text_20_body">
      <style:text-properties officeooo:paragraph-rsid="0748321d"/>
    </style:style>
    <style:style style:name="P37" style:family="paragraph" style:parent-style-name="Text_20_body">
      <style:paragraph-properties fo:text-align="end" style:justify-single-word="false"/>
      <style:text-properties officeooo:paragraph-rsid="0748321d"/>
    </style:style>
    <style:style style:name="P38" style:family="paragraph" style:parent-style-name="Text_20_body">
      <style:text-properties officeooo:rsid="074cf24a" officeooo:paragraph-rsid="074cf24a"/>
    </style:style>
    <style:style style:name="P39" style:family="paragraph" style:parent-style-name="Text_20_body">
      <style:text-properties officeooo:rsid="07513a2f" officeooo:paragraph-rsid="07513a2f"/>
    </style:style>
    <style:style style:name="P40" style:family="paragraph" style:parent-style-name="Text_20_body">
      <style:text-properties officeooo:rsid="0752bd11" officeooo:paragraph-rsid="0752bd11"/>
    </style:style>
    <style:style style:name="P41" style:family="paragraph" style:parent-style-name="Heading_20_4">
      <style:text-properties officeooo:paragraph-rsid="0748321d"/>
    </style:style>
    <style:style style:name="P42" style:family="paragraph" style:parent-style-name="Heading_20_4">
      <style:text-properties style:text-underline-style="none" officeooo:paragraph-rsid="0748321d"/>
    </style:style>
    <style:style style:name="P43" style:family="paragraph" style:parent-style-name="Heading_20_3">
      <style:text-properties officeooo:paragraph-rsid="0748321d"/>
    </style:style>
    <style:style style:name="P44" style:family="paragraph" style:parent-style-name="Heading_20_2" style:master-page-name="Standard">
      <style:paragraph-properties style:page-number="auto"/>
      <style:text-properties officeooo:paragraph-rsid="0748321d"/>
    </style:style>
    <style:style style:name="P45" style:family="paragraph" style:parent-style-name="Text_20_body" style:list-style-name="L1">
      <style:text-properties officeooo:paragraph-rsid="0748321d"/>
    </style:style>
    <style:style style:name="P46" style:family="paragraph" style:parent-style-name="Text_20_body" style:list-style-name="L2">
      <style:text-properties officeooo:paragraph-rsid="0748321d"/>
    </style:style>
    <style:style style:name="P47" style:family="paragraph" style:parent-style-name="Text_20_body">
      <style:text-properties style:text-underline-style="none" officeooo:paragraph-rsid="0748321d"/>
    </style:style>
    <style:style style:name="P48" style:family="paragraph" style:parent-style-name="Text_20_body" style:list-style-name="L7">
      <style:text-properties style:text-underline-style="none" officeooo:paragraph-rsid="0748321d"/>
    </style:style>
    <style:style style:name="P49" style:family="paragraph" style:parent-style-name="Text_20_body" style:list-style-name="L9">
      <style:text-properties style:text-underline-style="none" officeooo:paragraph-rsid="0748321d"/>
    </style:style>
    <style:style style:name="P50" style:family="paragraph" style:parent-style-name="Text_20_body" style:list-style-name="L3">
      <style:text-properties officeooo:paragraph-rsid="0748321d"/>
    </style:style>
    <style:style style:name="P51" style:family="paragraph" style:parent-style-name="Text_20_body" style:list-style-name="L4">
      <style:text-properties officeooo:paragraph-rsid="0748321d"/>
    </style:style>
    <style:style style:name="P52" style:family="paragraph" style:parent-style-name="Text_20_body" style:list-style-name="L4">
      <style:text-properties fo:language="cs" fo:country="CZ" officeooo:paragraph-rsid="0748321d"/>
    </style:style>
    <style:style style:name="P53" style:family="paragraph" style:parent-style-name="Text_20_body" style:list-style-name="L5">
      <style:text-properties officeooo:paragraph-rsid="0748321d"/>
    </style:style>
    <style:style style:name="P54" style:family="paragraph" style:parent-style-name="Text_20_body" style:list-style-name="L6">
      <style:text-properties officeooo:paragraph-rsid="0748321d"/>
    </style:style>
    <style:style style:name="P55" style:family="paragraph" style:parent-style-name="Text_20_body" style:list-style-name="L8">
      <style:text-properties officeooo:paragraph-rsid="0748321d"/>
    </style:style>
    <style:style style:name="P56" style:family="paragraph" style:parent-style-name="Text_20_body">
      <style:text-properties fo:font-style="normal" style:text-underline-style="none" officeooo:rsid="07561be5" officeooo:paragraph-rsid="07561be5" style:font-style-asian="normal" style:font-style-complex="normal"/>
    </style:style>
    <style:style style:name="P57" style:family="paragraph" style:parent-style-name="Text_20_body">
      <style:text-properties fo:font-style="normal" style:text-underline-style="none" officeooo:rsid="07579a2e" officeooo:paragraph-rsid="07579a2e" style:font-style-asian="normal" style:font-style-complex="normal"/>
    </style:style>
    <style:style style:name="P58" style:family="paragraph" style:parent-style-name="Text_20_body">
      <style:text-properties fo:font-style="normal" style:text-underline-style="none" officeooo:rsid="0757230d" officeooo:paragraph-rsid="0757230d" style:font-style-asian="normal" style:font-style-complex="normal"/>
    </style:style>
    <style:style style:name="P59" style:family="paragraph" style:parent-style-name="Text_20_body">
      <style:text-properties fo:font-style="normal" style:text-underline-style="none" officeooo:rsid="075ba272" officeooo:paragraph-rsid="075ba272" style:font-style-asian="normal" style:font-style-complex="normal"/>
    </style:style>
    <style:style style:name="P60" style:family="paragraph" style:parent-style-name="Text_20_body" style:list-style-name="L10">
      <style:text-properties officeooo:paragraph-rsid="0748321d"/>
    </style:style>
    <style:style style:name="P61" style:family="paragraph" style:parent-style-name="Text_20_body">
      <style:text-properties fo:font-style="italic" style:text-underline-style="none" officeooo:paragraph-rsid="0748321d" style:font-style-asian="italic" style:font-style-complex="italic"/>
    </style:style>
    <style:style style:name="P62" style:family="paragraph" style:parent-style-name="Text_20_body">
      <style:text-properties fo:font-style="italic" style:text-underline-style="none" officeooo:rsid="07561be5" officeooo:paragraph-rsid="076f56aa" style:font-style-asian="italic" style:font-style-complex="italic"/>
    </style:style>
    <style:style style:name="P63" style:family="paragraph" style:parent-style-name="Text_20_body" style:list-style-name="L11">
      <style:text-properties officeooo:paragraph-rsid="0748321d"/>
    </style:style>
    <style:style style:name="P64" style:family="paragraph" style:parent-style-name="Text_20_body" style:list-style-name="L12">
      <style:text-properties officeooo:paragraph-rsid="0748321d"/>
    </style:style>
    <style:style style:name="P65" style:family="paragraph" style:parent-style-name="Text_20_body" style:list-style-name="L13">
      <style:text-properties officeooo:paragraph-rsid="0748321d"/>
    </style:style>
    <style:style style:name="P66" style:family="paragraph" style:parent-style-name="Text_20_body" style:list-style-name="L14">
      <style:text-properties officeooo:paragraph-rsid="0748321d"/>
    </style:style>
    <style:style style:name="T1" style:family="text">
      <style:text-properties fo:font-style="italic" style:font-style-asian="italic" style:font-style-complex="italic"/>
    </style:style>
    <style:style style:name="T2" style:family="text">
      <style:text-properties fo:font-style="italic" officeooo:rsid="074d9c2a"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language="cs" fo:country="CZ"/>
    </style:style>
    <style:style style:name="T8" style:family="text">
      <style:text-properties fo:font-weight="normal" style:font-weight-asian="normal" style:font-weight-complex="normal"/>
    </style:style>
    <style:style style:name="T9" style:family="text">
      <style:text-properties officeooo:rsid="074c0bd2"/>
    </style:style>
    <style:style style:name="T10" style:family="text">
      <style:text-properties officeooo:rsid="074d9c2a"/>
    </style:style>
    <style:style style:name="T11" style:family="text">
      <style:text-properties style:text-line-through-style="solid" style:text-line-through-type="single"/>
    </style:style>
    <style:style style:name="T12" style:family="text">
      <style:text-properties officeooo:rsid="0750ee96"/>
    </style:style>
    <style:style style:name="T13" style:family="text">
      <style:text-properties fo:font-style="normal" style:font-style-asian="normal" style:font-style-complex="normal"/>
    </style:style>
    <style:style style:name="T14" style:family="text">
      <style:text-properties fo:font-style="normal" officeooo:rsid="075275ea" style:font-style-asian="normal" style:font-style-complex="normal"/>
    </style:style>
    <style:style style:name="T15" style:family="text">
      <style:text-properties fo:font-style="normal" officeooo:rsid="07579a2e" style:font-style-asian="normal" style:font-style-complex="normal"/>
    </style:style>
    <style:style style:name="T16" style:family="text">
      <style:text-properties fo:font-style="normal" officeooo:rsid="0759ad45" style:font-style-asian="normal" style:font-style-complex="normal"/>
    </style:style>
    <style:style style:name="T17" style:family="text">
      <style:text-properties fo:font-style="normal" officeooo:rsid="076561ac" style:font-style-asian="normal" style:font-style-complex="normal"/>
    </style:style>
    <style:style style:name="T18" style:family="text">
      <style:text-properties fo:font-style="normal" officeooo:rsid="0768e2d9" style:font-style-asian="normal" style:font-style-complex="normal"/>
    </style:style>
    <style:style style:name="T19" style:family="text">
      <style:text-properties fo:font-style="normal" officeooo:rsid="076f4027" style:font-style-asian="normal" style:font-style-complex="normal"/>
    </style:style>
    <style:style style:name="T20" style:family="text">
      <style:text-properties officeooo:rsid="07562897"/>
    </style:style>
    <style:style style:name="T21" style:family="text">
      <style:text-properties officeooo:rsid="075648f2"/>
    </style:style>
    <style:style style:name="T22" style:family="text">
      <style:text-properties officeooo:rsid="075e59fd"/>
    </style:style>
    <style:style style:name="T23" style:family="text">
      <style:text-properties officeooo:rsid="07604523"/>
    </style:style>
    <style:style style:name="T24" style:family="text">
      <style:text-properties officeooo:rsid="07620bc9"/>
    </style:style>
    <style:style style:name="T25" style:family="text">
      <style:text-properties officeooo:rsid="07625da4"/>
    </style:style>
    <style:style style:name="T26" style:family="text">
      <style:text-properties officeooo:rsid="0762be36"/>
    </style:style>
    <style:style style:name="T27" style:family="text">
      <style:text-properties officeooo:rsid="07642058"/>
    </style:style>
    <style:style style:name="T28" style:family="text">
      <style:text-properties officeooo:rsid="076561ac"/>
    </style:style>
    <style:style style:name="T29" style:family="text">
      <style:text-properties officeooo:rsid="07664230"/>
    </style:style>
    <style:style style:name="T30" style:family="text">
      <style:text-properties officeooo:rsid="07711ce9"/>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2">Kouzla a schopnosti</text:h>
      <text:p text:style-name="P36">Kouzla a schopnosti jsou řazeny pod jednotlivé magické specializace. Jaké specializace patří do tvého magického oboru, zjistíš v seznamu dovedností. Znalost sdružené dovednosti znamená, že na stejném stupni znáš všechny v ní obsažené specializace.</text:p>
      <text:h text:style-name="P43" text:outline-level="3">Vrozené schopnosti</text:h>
      <text:p text:style-name="P36">Vrozené magické schopnosti nemají žádné požadavky. Může se je naučit každý, kdo má magické nadání. Za každou z nich je ale stále třeba zaplatit jeden bod zkušenosti, stejně jako za jakoukoliv jinou schopnost nebo kouzlo.</text:p>
      <text:h text:style-name="P41" text:outline-level="4">Silný hlas</text:h>
      <text:p text:style-name="P18">Požadavky: žádné<text:line-break/>Pasivní schopnost</text:p>
      <text:p text:style-name="P36">Máš opravdu silný hlas. Když chceš, jsi slyšet na větší vzdálenost a snadno přehlušíš všechny slabší zvuky.</text:p>
      <text:h text:style-name="P43" text:outline-level="3">Somatická odolnost</text:h>
      <text:p text:style-name="P36">Účinek všech schopností v rámci této dovednosti se sčítá s odolnostmi z jiných zdrojů, například z působení drog, lektvarů nebo kouzel.</text:p>
      <text:list xml:id="list2404591860943489316" text:style-name="L1">
        <text:list-item>
          <text:p text:style-name="P45">Odolnost proti nízkým teplotám<text:line-break/>Odolnost proti vysokým teplotám</text:p>
        </text:list-item>
        <text:list-item>
          <text:p text:style-name="P45">Odolnost proti jedům a nemocem<text:line-break/>Zrychlená samoléčba</text:p>
        </text:list-item>
        <text:list-item>
          <text:p text:style-name="P45"><text:soft-page-break/>Odolnost proti žíravinám<text:line-break/>Potlačení bolesti</text:p>
        </text:list-item>
        <text:list-item>
          <text:p text:style-name="P45">Potlačení paralýzy</text:p>
        </text:list-item>
        <text:list-item>
          <text:p text:style-name="P45">Somatická regenerace</text:p>
        </text:list-item>
      </text:list>
      <text:h text:style-name="P41" text:outline-level="4">Odolnost proti nízkým teplotám</text:h>
      <text:p text:style-name="P19">Požadavky: Somatická odolnost 1<text:line-break/>Pasivní schopnost</text:p>
      <text:p text:style-name="P19">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p text:style-name="P3">Herní efekt:</text:p>
      <text:p text:style-name="P18">Jakékoliv zranění mrazem sniž o své hodnocení Somatické odolnosti.</text:p>
      <text:h text:style-name="P41" text:outline-level="4">Odolnost proti vysokým teplotám</text:h>
      <text:p text:style-name="P19">Požadavky: Somatická odolnost 1<text:line-break/>Pasivní schopnost</text:p>
      <text:p text:style-name="P19">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p text:style-name="P18"><text:soft-page-break/></text:p>
      <text:p text:style-name="P3">Herní efekt:</text:p>
      <text:p text:style-name="P18">Jakékoliv zranění ohněm sniž o své hodnocení Somatické odolnosti. Otevřený plamen je pro tebe zcela bezpečný, pokud je tvé hodnocení Somatické odolnosti alespoň o 5 bodů vyšší, než Síla ohně.</text:p>
      <text:h text:style-name="P41" text:outline-level="4">Odolnost proti jedům a nemocem</text:h>
      <text:p text:style-name="P18">Požadavky: Somatická odolnost 2<text:line-break/>Pasivní schopnost</text:p>
      <text:p text:style-name="P18">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18"/>
      <text:p text:style-name="P3">Herní efekt:</text:p>
      <text:p text:style-name="P36">Síla všech jedů a nemocí se pro tebe snižuje o hodnocení <text:span text:style-name="T5">Somatické odolnosti</text:span>. V případě jedů si tedy celkové zranění snížíš o trojnásobek <text:span text:style-name="T5">Somatické odolnosti</text:span>. <text:span text:style-name="T4">Magické posílení jedů </text:span><text:span text:style-name="T8">(případně nemocí)</text:span> se od <text:span text:style-name="T4">Odolnosti proti jedům a nemocem neodečítá</text:span>.</text:p>
      <text:p text:style-name="P36"/>
      <text:h text:style-name="P41" text:outline-level="4">Zrychlená samoléčba</text:h>
      <text:p text:style-name="P18">Požadavky: Somatická odolnost 2<text:line-break/>Pasivní schopnost<text:line-break/></text:p>
      <text:p text:style-name="P4"><text:soft-page-break/>Herní efekt:</text:p>
      <text:p text:style-name="P36"><text:span text:style-name="T5">Po každém vydatném spánku, nejvýše ale jednou za den, se ti automaticky vyléčí jeden bod pošramocení navíc. Na závažná zranění </text:span><text:span text:style-name="T6">Zrychlená samoléčba</text:span><text:span text:style-name="T5"> neúčinkuje.<text:line-break/><text:tab/>Účinek </text:span><text:span text:style-name="T6">Zrychlené samoléčby</text:span><text:span text:style-name="T5"> se sčítá se </text:span><text:span text:style-name="T6">Somatickou regenerací</text:span><text:span text:style-name="T5"> i všemi ostatními metodami magické léčby.</text:span></text:p>
      <text:p text:style-name="P36"/>
      <text:h text:style-name="P41" text:outline-level="4">Odolnost proti žíravinám</text:h>
      <text:p text:style-name="P18">Požadavky: Somatická odolnost 3<text:line-break/>Pasivní schopnost<text:line-break/></text:p>
      <text:p text:style-name="P18">Odolnost proti žíravinám bývá typicky aktivována cílenou kůrou: Student je postupně vystavován kontaktu s rostoucí koncentrací různých žíravin. Nezřídka se při tom ale stává, že v sobě schopnost neprobudí, nebo mistr špatně odhadne, co student snese a způsobí mu tím těžká zranění, z nichž v lepším případě zbudou jizvy po celém těle. Mocná léčivá regenerační magie sice podobné znetvoření dokáže odstranit, nemusí však být tak jednoduché najít někoho, kdo takovou mocí vládne a bude ji chtít použít.</text:p>
      <text:p text:style-name="P18"/>
      <text:p text:style-name="P3">Herní efekt:</text:p>
      <text:p text:style-name="P18">Síla všech žíravin se pro tebe snižuje o hodnocení Somatické odolnosti.</text:p>
      <text:p text:style-name="P18"/>
      <text:h text:style-name="P41" text:outline-level="4"><text:soft-page-break/>Potlačení bolesti</text:h>
      <text:p text:style-name="P18">Požadavky: Somatická odolnost 3<text:line-break/>Aktivace: komplexní akce<text:line-break/>Vyžaduje udržování<text:line-break/>Použití stojí bod Vůle</text:p>
      <text:p text:style-name="P18"/>
      <text:p text:style-name="P18">Schopnost potlačení bolesti se velice často probouzí u adeptů trénujících jiné formy pasivních odolností jako vedlejší efekt násilných výcvikových procedur. Může se také vyvinout u někoho, kdo prošel dlouhodobým mučením, bolestivou chorobou, nebo kdo býval v mládí pravidelně nemilosrdně bit.</text:p>
      <text:p text:style-name="P18"/>
      <text:p text:style-name="P4">Herní efekt:</text:p>
      <text:p text:style-name="P36">Aktivace vyžaduje komplexní akci a použití bodu Vůle, a to až po obdržení zranění, není možné bolest potlačit předem. Po dobu udržování schopnosti si počítáš postihy za zranění, jako by tvá ztráta kondice byla o hodnocení <text:span text:style-name="T5">Somatické odolnosti</text:span> nižší. Snížení se nevztahuje na paralytické zranění, znehybnění v zápase a podobné efekty, kde bolest není hlavní složkou. Když utrpíš další zranění, stávající Potlačení bolesti se na něj nebude vztahovat, dokud znovu neprovedeš aktivaci.<text:line-break/><text:tab/>Potlačení bolesti lze také využít k odolávání účinkům mučení, hodnocení <text:span text:style-name="T5">Somatické odolnosti</text:span> se v takovém případě odečítá od hodnocení dovednosti mučitele.<text:line-break/><text:tab/>Efekt <text:span text:style-name="T4">Potlačení bolesti</text:span> se nesčítá s kouzlem <text:span text:style-name="T4">Zmírnění bolesti</text:span> (působí jen silnější efekt), sčítá se ale s nemagickými zdroji snížení bolesti, například s působením opiátů.</text:p>
      <text:p text:style-name="P36"/>
      <text:h text:style-name="P41" text:outline-level="4"><text:soft-page-break/>Potlačení paralýzy</text:h>
      <text:p text:style-name="P18">Požadavky: Somatická odolnost 4<text:line-break/>Aktivace: komplexní akce<text:line-break/>Vyžaduje udržování<text:line-break/>Použití stojí bod Vůle</text:p>
      <text:p text:style-name="P18"/>
      <text:p text:style-name="P18">Potlačení paralýzy se samovolně probouzí jen zcela výjimečně, obvykle u osob trpících nějakou chorobou, která jim paralýzu často a opakovaně způsobuje. Uměle se vyvolává podáváním malých dávek paralytických jedů, nebo používáním znehybňovacích kouzel.</text:p>
      <text:p text:style-name="P18"/>
      <text:p text:style-name="P4">Herní efekt:</text:p>
      <text:p text:style-name="P36">Aktivace vyžaduje komplexní akci a použití bodu Vůle, a to až po obdržení paralytického zranění. Po dobu udržování schopnosti zcela ignoruješ počet bodů paralytického zranění až do tvého hodnocení Potlačení bolesti, včetně paralýzy způsobené jedem. Když utrpíš další paralytické zranění, stávající Potlačení paralýzy se na něj nebude vztahovat, dokud znovu neprovedeš aktivaci.</text:p>
      <text:p text:style-name="P36"/>
      <text:h text:style-name="P41" text:outline-level="4">Somatická regenerace</text:h>
      <text:p text:style-name="P18">Požadavky: Somatická odolnost 5<text:line-break/>Pasivní schopnost<text:line-break/></text:p>
      <text:p text:style-name="P18"><text:soft-page-break/>Tvé tělo získá neuvěřitelné regenerační schopnosti, i z těch nejhorších zranění se zcela zotavíš za pouhých několik dní. Vedlejším účinkem je zrychlený růst nehtů a tělesného ochlupení – udržet si krátké vlasy a nehty vyžaduje každodenní stříhání.<text:line-break/><text:tab/>V závislosti na rozsahu zranění musíš po dobu regenerace jíst až několikrát více než běžný člověk, jinak viditelně zhubneš.</text:p>
      <text:p text:style-name="P18"/>
      <text:p text:style-name="P4">Herní efekt:</text:p>
      <text:p text:style-name="P36"><text:span text:style-name="T5">Po každém vydatném spánku, nejvýše ale jednou za den, se ti automaticky vyléčí jeden bod zranění. Somatická regenerace účinkuje i na libovolná závažná zranění – ta se vždy léčí přednostně. Dorostou ti dokonce i ztracené části těla – články prstů do týdne, ztracené končetiny do měsíce.<text:line-break/><text:tab/>Účinek </text:span><text:span text:style-name="T6">Somatické regenerace</text:span><text:span text:style-name="T5"> se sčítá se </text:span><text:span text:style-name="T6">Zrychlenou samoléčbou</text:span><text:span text:style-name="T5"> i všemi ostatními metodami magické léčby.</text:span></text:p>
      <text:p text:style-name="P36"/>
      <text:h text:style-name="P43" text:outline-level="3">Bojové schopnosti</text:h>
      <text:p text:style-name="P36">Všechny bojové somatické schopnosti se probouzejí intenzivním bojovým výcvikem.</text:p>
      <text:p text:style-name="P36"/>
      <text:list xml:id="list4838251437845000929" text:style-name="L2">
        <text:list-item>
          <text:p text:style-name="P46">Pevný postoj</text:p>
        </text:list-item>
        <text:list-item>
          <text:p text:style-name="P46">Vícenásobný útok</text:p>
        </text:list-item>
        <text:list-item>
          <text:p text:style-name="P46">Bojový tanec</text:p>
        </text:list-item>
        <text:list-item>
          <text:p text:style-name="P46">Děsivý řev</text:p>
        </text:list-item>
        <text:list-item>
          <text:p text:style-name="P46">Bojové šílenství</text:p>
        </text:list-item>
      </text:list>
      <text:p text:style-name="P36"><text:soft-page-break/></text:p>
      <text:h text:style-name="P41" text:outline-level="4">Pevný postoj</text:h>
      <text:p text:style-name="P18">Požadavky: Bojové schopnosti 1<text:line-break/>Pasivní schopnost<text:line-break/></text:p>
      <text:p text:style-name="P18">Dokážeš stát pevně jako skála.</text:p>
      <text:p text:style-name="P18"/>
      <text:p text:style-name="P4">Herní efekt:</text:p>
      <text:p text:style-name="P36">Ke všem hodům na obranu proti srážení a všem formám zatlačování si počítáš bonus +3. Pokud si to nepřeješ, nepůsobí na tebe žádná forma levitace.</text:p>
      <text:p text:style-name="P37"/>
      <text:h text:style-name="P41" text:outline-level="4">Vícenásobný útok</text:h>
      <text:p text:style-name="P18">Požadavky: Bojové schopnosti 2<text:line-break/>Použití stojí bod Vůle</text:p>
      <text:p text:style-name="P18"/>
      <text:p text:style-name="P18">Tato schopnost umožňuje účinně zasáhnout více cílů v jednom kole, ať už mocným rozmachem, sérií rychlých útoků, nebo třeba útokem každou z kombinace zbraní na jiný cíl.</text:p>
      <text:p text:style-name="P18"/>
      <text:p text:style-name="P4">Herní efekt:</text:p>
      <text:p text:style-name="P34"><text:span text:style-name="T1">New:</text:span> Za cenu jednoho bodu Vůle můžeš v jednom kole zaútočit až na tolik cílů, kolik činí tvé hodnocení Bojových schopností. K žádnému z těchto útoků si nepočítáš postih. </text:p>
      <text:p text:style-name="P4"><text:soft-page-break/>/*</text:p>
      <text:p text:style-name="P18">Tato schopnost nahrazuje speciální akci Útok na více cílů. Za cenu bodu Vůle můžeš v jednom kole zblízka zaútočit na (Bojové schopnosti – 1) cílů a na všechny tyto útoky si započítáš postih pouze -1.</text:p>
      <text:p text:style-name="P18">*/</text:p>
      <text:p text:style-name="P36"/>
      <text:h text:style-name="P41" text:outline-level="4">Bojový tanec</text:h>
      <text:p text:style-name="P18">Požadavky: Bojové schopnosti 3<text:line-break/>Aktivace: obranná akce<text:line-break/><text:span text:style-name="T11">Použití stojí bod Vůle</text:span><text:line-break/></text:p>
      <text:p text:style-name="P18">Tato speciální bojová technika využívá stejných principů jako somatická meditace. Nepřemýšlíš, prostě jednáš. Tvůj pohyb v boji pak připomíná tanec.</text:p>
      <text:p text:style-name="P18"/>
      <text:p text:style-name="P2">Herní efekt:</text:p>
      <text:p text:style-name="P38"><text:span text:style-name="T1">New:</text:span> <text:span text:style-name="T10">Proti všem útočníkům na blízko si házíš, jako kdybys je <text:s/>ohrožoval svou zbraní, přestože je v tomto kole neohrožuješ. Znamená to, že si proti nim počítáš své zbraně a můžeš tak zrušit jejich výhodu, či dokonce získat výhodu pro sebe.<text:line-break/><text:tab/>Použití </text:span><text:span text:style-name="T2">Bojového tance</text:span><text:span text:style-name="T10"> nic nestojí, musíš při tom ale být na nohou a mít na to dost prostoru.</text:span></text:p>
      <text:p text:style-name="P36">/*</text:p>
      <text:p text:style-name="P36"><text:soft-page-break/>Po dobu udržování Bojového tance máš v každém kole dvě aktivní obrany. <text:span text:style-name="T5">Schopnost lze aktivovat nejdříve ve druhém kole boje a pouze v kole, kdy se bráníš nějakému útoku. Působit bude už v kole, kdy ji aktivuješ.</text:span></text:p>
      <text:p text:style-name="P18">*/</text:p>
      <text:p text:style-name="P36"/>
      <text:h text:style-name="P41" text:outline-level="4">Děsivý řev</text:h>
      <text:p text:style-name="P18">Požadavky: Bojové schopnosti 4<text:line-break/>Aktivace: nezávislá činnost (řev)<text:line-break/>Použití stojí bod Vůle<text:line-break/></text:p>
      <text:p text:style-name="P18">Dokážeš zařvat hlasem, ze kterého jde mráz po zádech. Všechny v dosahu přejde chuť bojovat a podle morálky a bojechtivosti buď rovnou utečou, nebo se alespoň pokusí vyhnout dalšímu boji.</text:p>
      <text:p text:style-name="P18"/>
      <text:p text:style-name="P4">Herní efekt:</text:p>
      <text:p text:style-name="P22"><text:span text:style-name="T1">New:</text:span> Hází se Bojovými schopnostmi, naděluje to postihy (-1 za každé 2 body přesahu). Lze posilovat Vůlí, za bod na povinnou aktivaci se počítá standardní bonus +1.</text:p>
      <text:p text:style-name="P22">TODO: Dořešit odolnosti proti strachu, atp. <text:span text:style-name="T12">(mělo by to asi být stejné jako odolnosti proti elementům, tj. extra hod odolností a počítá se lepší z výsledků).</text:span></text:p>
      <text:p text:style-name="P22">/*</text:p>
      <text:p text:style-name="P23"><text:soft-page-break/>Po dobu udržování budou všechny cíle v doslechu a dosahu tvého magického působení pod vlivem magického strachu. Pokud se rozhodnou bojovat, nebo k tomu budou donuceni, započítají si postih -1 k ÚČ i OČ (ať už bojují s kýmkoliv).<text:line-break/><text:tab/>Z efektu Děsivého řevu nemůžeš nikoho vyjmout, ovlivněn bude každý, kdo se nachází se v dosahu tvého magického působení. Vzdálenější cíle nebudou ovlivněny magicky a nepočítají si tedy postihy, pokud jsou ale v doslechu, stále jim to bude značně nepříjemné.<text:line-break/><text:tab/>Pokud má cíl nějakou formu magické odolnosti proti strachu, tak si svou odolnost odečte od tvého hodnocení Bojových schopností. Když takto výsledné hodnocení sníží pod 4, nebude si počítat postihy a pokud ho sníží na 0 nebo méně, nebude řevem ovlivněn vůbec. Stejně fungují kouzla a schopnosti tlumící zvuky, jejich hodnocení se sčítá s případnou odolností proti strachu.</text:p>
      <text:p text:style-name="P23">*/<text:line-break/></text:p>
      <text:h text:style-name="P41" text:outline-level="4">Bojové šílenství</text:h>
      <text:p text:style-name="P18">Požadavky: Bojové schopnosti 5<text:line-break/>Aktivace: volná akce<text:line-break/>Použití stojí bod Vůle</text:p>
      <text:p text:style-name="P36"/>
      <text:p text:style-name="P2">Herní efekt:</text:p>
      <text:p text:style-name="P36">Bojové šílenství můžeš aktivovat jen následující kolo poté, co použiješ bod Staminy. Když obdržíš závažné zranění, Bojové šílenství se aktivuje automaticky a nestojí to bod Vůle (při překročení limitu udržování si budeš počítat postihy, viz <text:span text:style-name="T4">Udržování magie</text:span>).<text:line-break/><text:tab/>Udržování Bojového šílenství není možné ze své vůle přerušit. Skončí jen tehdy, když se zastavíš a několik minut odpočíváš – to je obvykle možné, jen když tě nikdo neohrožuje.<text:line-break/><text:soft-page-break/><text:tab/>Po dobu trvání Bojového šílenství si počítáš bonus +1 ke všem specializacím Fyzické zdatnosti a Boje zblízka. Pokud v průběhu vyčerpáš poslední bod Staminy (tedy ten, který máš navíc díky bonusu ke Stamině), tak po odeznění šílenství budeš mít jeden bod dlouhodobé únavy (postih -1 na všechny činnosti, dokud se pořádně neprospíš).</text:p>
      <text:p text:style-name="P36"/>
      <text:p text:style-name="P36"/>
      <text:h text:style-name="P43" text:outline-level="3">Duchovní schopnosti</text:h>
      <text:p text:style-name="P36">Duchovní schopnosti nejčastěji vychází z hluboké víry v boha nebo jiný vyšší princip.</text:p>
      <text:p text:style-name="P36"/>
      <text:list xml:id="list1784847958873098620" text:style-name="L3">
        <text:list-item>
          <text:p text:style-name="P50">Neohroženost</text:p>
        </text:list-item>
        <text:list-item>
          <text:p text:style-name="P50">Osvěžující meditace</text:p>
        </text:list-item>
        <text:list-item>
          <text:p text:style-name="P50">Spirituální úder<text:line-break/>Mystický štít</text:p>
        </text:list-item>
        <text:list-item>
          <text:p text:style-name="P50">Železná vůle</text:p>
        </text:list-item>
        <text:list-item>
          <text:p text:style-name="P50">Clona myšlenek</text:p>
        </text:list-item>
      </text:list>
      <text:p text:style-name="P36"/>
      <text:h text:style-name="P41" text:outline-level="4">Neohroženost</text:h>
      <text:p text:style-name="P18">Požadavky: Duchovní schopnosti 1<text:line-break/>Pasivní schopnost<text:line-break/></text:p>
      <text:p text:style-name="P18"><text:soft-page-break/>Skálopevná víra v boha, nebo snad ve tvé vlastní schopnosti, je tvým štítem proti všem hrůzám a děsům.</text:p>
      <text:p text:style-name="P18"/>
      <text:p text:style-name="P4">Herní efekt:</text:p>
      <text:p text:style-name="P18">Máš magickou odolnost proti strachu na stupni rovném tvému hodnocení Duchovních schopností. Pokud je síla schopnosti vyvolávající strach po odečtení této odolnosti nulová nebo menší, nemá na tebe žádný vliv. V opačném případě se pouze sníží efekt, viz popis příslušných schopností.</text:p>
      <text:p text:style-name="P18"/>
      <text:h text:style-name="P41" text:outline-level="4">Osvěžující meditace</text:h>
      <text:p text:style-name="P18">Požadavky: Duchovní schopnosti 2<text:line-break/>Aktivace: Zhruba pětiminutová meditace<text:line-break/></text:p>
      <text:p text:style-name="P36">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p text:style-name="P36"/>
      <text:h text:style-name="P41" text:outline-level="4">Spirituální úder</text:h>
      <text:p text:style-name="P18">Požadavky: Duchovní schopnosti 3<text:line-break/>Aktivace: útočná komplexní akce<text:line-break/>Použití stojí bod Vůle</text:p>
      <text:p text:style-name="P18"><text:soft-page-break/></text:p>
      <text:p text:style-name="P18">Boží moc ti dává sílu zasáhnout nehmotné bytosti.</text:p>
      <text:p text:style-name="P18"/>
      <text:p text:style-name="P4">Herní efekt:</text:p>
      <text:p text:style-name="P18">Tvůj fyzický útok dokáže zranit i nehmotnou bytost. Vztahuje se i na útoky střelnými nebo vrhacími zbraněmi, ale pouze pokud se nachází v dosahu tvého magického působení (10 * Duchovní schopnosti metrů).</text:p>
      <text:p text:style-name="P39"><text:span text:style-name="T1">New:</text:span> Proti nehmotným bytostem si počítáš bonus za Vůli. Bod Vůle na povinnou aktivaci dává standardní bonus +1.</text:p>
      <text:h text:style-name="P41" text:outline-level="4">Mystický štít</text:h>
      <text:p text:style-name="P18">Požadavky: Duchovní schopnosti 3<text:line-break/>Aktivace: volná akce při obdržení zranění<text:line-break/>Použití stojí bod Vůle<text:line-break/></text:p>
      <text:p text:style-name="P18">Věř a víra tvá tě ochrání. Tuto schopnost můžeš aktivovat kdykoliv obdržíš zranění nárazem, pokud jsi při vědomí. Samozřejmě ale stále platí omezení použití nejvýše jednoho bodu Vůle nebo Staminy za kolo.<text:line-break/><text:tab/>Pod zranění nárazem spadá zranění z pádu, zásah zbraní či střelou, nebo třeba magicky vrženým kamením nebo ledovou tříští. Nespadá pod něj zranění ohněm, mrazem, energií, kyselinou, jedem, ale ani zápasem nebo škrcením.</text:p>
      <text:p text:style-name="P18"/>
      <text:p text:style-name="P4">Herní efekt:</text:p>
      <text:p text:style-name="P5"><text:soft-page-break/>New:<text:span text:style-name="T13"> </text:span><text:span text:style-name="T14">Můžeš s</text:span><text:span text:style-name="T13">ni</text:span><text:span text:style-name="T14">žovat</text:span><text:span text:style-name="T13"> zranění Vůlí stejně jako Výdrží, </text:span><text:span text:style-name="T14">dokonce i obojím ve stejném kole.</text:span></text:p>
      <text:p text:style-name="P18">/*</text:p>
      <text:p text:style-name="P18">Snížení zranění nárazem až o 3 body za cenu jednoho bodu vůle.</text:p>
      <text:p text:style-name="P18">*/</text:p>
      <text:h text:style-name="P41" text:outline-level="4">Železná vůle</text:h>
      <text:p text:style-name="P18">Požadavky: Duchovní schopnosti 4<text:line-break/>Pasivní schopnost<text:line-break/></text:p>
      <text:p text:style-name="P18">Tvá mysl je zcela oddána bohu, žádná cizí moc tě nemůže ovlivnit.</text:p>
      <text:p text:style-name="P18"/>
      <text:p text:style-name="P4">Herní efekt:</text:p>
      <text:p text:style-name="P18">Máš magickou odolnost proti všem formám ovlivňování mysli na stupni rovném tvému hodnocení Duchovních schopností. Pokud je síla použité schopnosti po odečtení této odolnosti nulová nebo menší, nemá na tebe žádný vliv. V opačném případě se pouze sníží účinek, viz popis příslušných schopností.<text:line-break/><text:tab/>Železná vůle nechrání proti čtení myšlenek, chrání ale proti úpravě paměti.</text:p>
      <text:p text:style-name="P18"/>
      <text:h text:style-name="P41" text:outline-level="4"><text:soft-page-break/>Clona myšlenek</text:h>
      <text:p text:style-name="P18">Požadavky: Duchovní schopnosti 5<text:line-break/>Aktivace: Nezávislá činnost (pronášení slov modlitby, klidně i v duchu)<text:line-break/>Použití stojí bod Vůle <text:line-break/></text:p>
      <text:p text:style-name="P18">Tvé modlitby jsou tak úpěnlivé, že k nim dokážeš upnout celou svou mysl.</text:p>
      <text:p text:style-name="P18"/>
      <text:p text:style-name="P4">Herní efekt:</text:p>
      <text:p text:style-name="P18">Pokud se někdo pokusí číst tvé myšlenky po dobu udržování této schopnosti, uslyší pouze slova modlitby.</text:p>
      <text:p text:style-name="P18"/>
      <text:h text:style-name="P43" text:outline-level="3">Střelecké a vrhačské schopnosti</text:h>
      <text:p text:style-name="P36">Všechny střelecké a vrhačské schopnosti se probouzejí intenzivním výcvikem střelby nebo použití vrhacích zbraní.</text:p>
      <text:p text:style-name="P36"/>
      <text:list xml:id="list5121590289849982927" text:style-name="L4">
        <text:list-item>
          <text:p text:style-name="P51">Jistá ruka<text:line-break/>Vrh odrazem</text:p>
        </text:list-item>
        <text:list-item>
          <text:p text:style-name="P51">Vějířový výstřel<text:line-break/>Vějířový hod</text:p>
        </text:list-item>
        <text:list-item>
          <text:p text:style-name="P51">Zaměření cíle<text:line-break/>Vidoucí střela</text:p>
        </text:list-item>
        <text:list-item>
          <text:p text:style-name="P51">Rychlé nabití</text:p>
        </text:list-item>
        <text:list-item>
          <text:p text:style-name="P52">Řízená střela</text:p>
        </text:list-item>
      </text:list>
      <text:p text:style-name="P36"><text:soft-page-break/></text:p>
      <text:h text:style-name="P41" text:outline-level="4">Jistá ruka</text:h>
      <text:p text:style-name="P18">Požadavky: Střelecké a vrhačské schopnosti 1<text:line-break/>Aktivace: útočná komplexní akce<text:line-break/>Použití stojí bod Vůle<text:line-break/></text:p>
      <text:p text:style-name="P36">Díky této schopnosti dokážeš přesně vystřelit nebo vrhnout zbraň, i když nemáš pevnou půdu pod nohama, letíš, padáš, sedíš v sedle cválajícího koně, stojíš na houpající se palubě lodi a podobně, nebo když se pohybuje cíl.</text:p>
      <text:p text:style-name="P36"/>
      <text:p text:style-name="P2">Herní efekt:</text:p>
      <text:p text:style-name="P40"><text:span text:style-name="T1">New:</text:span> Snižuješ postih za Vůli podle standardního vzorce (o 1 za 1 bod Vůle, o 2 za 3 body Vůle, atd.)</text:p>
      <text:p text:style-name="P40">/*</text:p>
      <text:p text:style-name="P36">Za cenu jednoho bodu Vůle si můžeš na jeden výstřel snížit postih za uvedené okolnosti dohromady až o tvé hodnocení Střeleckých a vrhačských dovedností.</text:p>
      <text:p text:style-name="P36">*/</text:p>
      <text:p text:style-name="P36"/>
      <text:h text:style-name="P41" text:outline-level="4">Vrh odrazem</text:h>
      <text:p text:style-name="P18">Požadavky: Střelecké a vrhačské schopnosti 1<text:line-break/>Aktivace: útočná komplexní akce<text:line-break/>Použití stojí bod Vůle<text:line-break/></text:p>
      <text:p text:style-name="P18"><text:soft-page-break/>S touto schopností můžeš nechat vrhací zbraň odrazit od pevné překážky a s nezmenšenou účinností zasáhnout zamýšlený cíl. Použít můžeš jen některé zbraně, obvykle vrhací dýky nebo hvězdice, případně speciální vrhací disk. S dýkou nebo hvězdicí můžeš využít pouze jednoho odrazu a zasáhnout tak například cíl za pevnou překážkou. Vrhací disk můžeš nechat odrazit tolikrát, jaké máš hodnocení Střeleckých a vrhacích schopností. Můžeš tak zasáhnout i více cílů a pokud zvládneš alespoň 4 odrazy a prostředí to umožňuje, tak dokonce disk může skončit zase ve tvé ruce.</text:p>
      <text:p text:style-name="P18"/>
      <text:p text:style-name="P36"><text:span text:style-name="T3">Herní efekt:</text:span><text:span text:style-name="T5"> <text:s/><text:line-break/>Ve vhodném prostředí umožňuje elmiminovat postih za kryt cíle, případně s vrhacím diskem zasáhnout více cílů. Na každý cíl se na útok hází zvlášť (bez postihu), na další cíl se ale pokračuje pouze v případě, že stávající cíl neuhnul (neuspěl v obraně Uhýbáním, pokud jen nebyl zraněn, tak disk stále pokračuje).</text:span></text:p>
      <text:p text:style-name="P18"/>
      <text:h text:style-name="P41" text:outline-level="4">Vějířový výstřel</text:h>
      <text:p text:style-name="P18">Požadavky: Střelecké a vrhačské schopnosti 2<text:line-break/>Aktivace: útočná komplexní akce<text:line-break/>Použití stojí bod Vůle<text:line-break/></text:p>
      <text:p text:style-name="P18">Tato schopnost umožňuje po nabití většího počtu šípů v jednom kole účinně zasáhnout více cílů. Dá se použít pouze s lukem, nebo se speciálně upravenou kuší.</text:p>
      <text:p text:style-name="P18"/>
      <text:p text:style-name="P4">Herní efekt:</text:p>
      <text:p text:style-name="P6">New: <text:span text:style-name="T13">Jako Útok na více cílů.</text:span></text:p>
      <text:p text:style-name="P18"><text:soft-page-break/>Tato schopnost nahrazuje speciální akci Útok na více cílů. Za cenu jednoho bodu Vůle můžeš v jednom kole vystřelit až na (Střelecké a vrhací schopnosti – 1) cílů a na všechny tyto útoky si započítáš postih pouze -1.<text:line-break/><text:tab/>Nabití většího počtu šípů trvá stejně jako nabití jednoho. Schopnost se totiž probouzí intenzivním tréninkem, při kterém se naučíš z toulce vytáhnout příslušný počet šípů najednou.</text:p>
      <text:p text:style-name="P18"/>
      <text:h text:style-name="P41" text:outline-level="4">Vějířový hod</text:h>
      <text:p text:style-name="P18">Požadavky: Střelecké a vrhačské schopnosti 2<text:line-break/>Aktivace: útočná komplexní akce<text:line-break/>Použití stojí bod Vůle<text:line-break/></text:p>
      <text:p text:style-name="P18">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18"/>
      <text:p text:style-name="P4">Herní efekt:</text:p>
      <text:p text:style-name="P6">New: <text:span text:style-name="T13">Jako Útok na více cílů.</text:span></text:p>
      <text:p text:style-name="P18">Tato schopnost nahrazuje speciální akci Útok na více cílů. Za cenu jednoho bodu Vůle umožňuje pomocí vrhacích zbraní v jednom kole zasáhnout až (hodnocení Střeleckých a vrhačských dovedností – 1) cílů. Na všechny tyto útoky si započítáš postih pouze -1.<text:line-break/><text:tab/>Při přípravě zbraní do rukou záleží na tom, jak je máš připra<text:soft-page-break/>vené. Pokud je máš správně vyskládané před sebou, nebo uložené ve speciálně vyrobeném pouzdře nebo bandalíru, můžeš jich větší počet připravit a vrhnout i za volnou akci. V opačném případě na každou zbraň připadne jedno kolo přípravy.</text:p>
      <text:p text:style-name="P36"/>
      <text:h text:style-name="P41" text:outline-level="4">Zaměření cíle</text:h>
      <text:p text:style-name="P18">Požadavky: Střelecké a vrhačské schopnosti 3<text:line-break/>Aktivace: Komplexní akce<text:line-break/></text:p>
      <text:p text:style-name="P18">S pomocí této schopnosti se jedním kolem soustředění můžeš zaměřit na nějaký cíl. Zaměřovaný cíl musíš vidět nebo jinak vnímat natolik, abys jej dokázal rozeznat od okolí. Po dobu udržování pak budeš přesně vědět, kde se cíl nachází (i když se bude pohybovat) a trefíš ho klidně i poslepu.</text:p>
      <text:p text:style-name="P18"/>
      <text:p text:style-name="P4">Herní efekt:</text:p>
      <text:p text:style-name="P18">Po dobu udržování proti danému cíli eliminuje veškeré postihy za viditelnost.</text:p>
      <text:p text:style-name="P18"/>
      <text:h text:style-name="P41" text:outline-level="4">Vidoucí střela</text:h>
      <text:p text:style-name="P18">Požadavky: Střelecké a vrhačské schopnosti 3<text:line-break/>Aktivace: Komplexní akce<text:line-break/></text:p>
      <text:p text:style-name="P36"><text:soft-page-break/>Tato schopnost se aktivuje krátkým soustředěním. Po dobu udržování pak místo vlastníma očima uvidíš „očima střely“, samozřejmě ale jen do chvíle, než střela opustí dosah tvého magického působení. Nejčastěji se tedy aktivuje až těsně před výstřelem, abys neztratil orientaci.</text:p>
      <text:p text:style-name="P36"/>
      <text:p text:style-name="P2">Příklady použití:</text:p>
      <text:list xml:id="list4699128377548773561" text:style-name="L5">
        <text:list-item>
          <text:p text:style-name="P53">Nahlédnutí za roh</text:p>
        </text:list-item>
        <text:list-item>
          <text:p text:style-name="P53">Rozhlédnutí se po okolí výstřelem vysoko do vzduchu</text:p>
        </text:list-item>
      </text:list>
      <text:p text:style-name="P18"/>
      <text:h text:style-name="P41" text:outline-level="4">Rychlé nabití</text:h>
      <text:p text:style-name="P18">Požadavky: Střelecké a vrhačské schopnosti 4<text:line-break/>Použití stojí bod Vůle<text:line-break/>Aktivace: Volná akce<text:line-break/></text:p>
      <text:p text:style-name="P2">Herní efekt:</text:p>
      <text:p text:style-name="P36">Za cenu jednoho bodu vůle zkrátíš dobu nabíjení nebo přípravy vrhací zbraně o 1 kolo.</text:p>
      <text:p text:style-name="P36"/>
      <text:h text:style-name="P41" text:outline-level="4">Řízená střela</text:h>
      <text:p text:style-name="P18">Požadavky: Střelecké a vrhačské schopnosti 5<text:line-break/>Použití stojí bod Vůle<text:line-break/></text:p>
      <text:p text:style-name="P18"><text:soft-page-break/>Tato schopnost umožňuje po dobu udržování mírně upravovat směr letu střely. Nedokážeš takhle vystřelit za roh, můžeš ale dostřelit dál a přesněji zasáhnout cíl.</text:p>
      <text:p text:style-name="P18"/>
      <text:p text:style-name="P4">Herní efekt:</text:p>
      <text:p text:style-name="P18">Prodlužuje dostřel nebo dosah vrhací zbraně o tvůj dosah magického působení. Tato vzdálenost se navíc nepočítá při určování postihu za vzdálenost.</text:p>
      <text:p text:style-name="P36"/>
      <text:h text:style-name="P43" text:outline-level="3">Posílení smyslů</text:h>
      <text:p text:style-name="P36">Posílení smyslů se obvykle probouzí v rámci tréninku jiných schopností, například střelby, skrývání a podobně.</text:p>
      <text:p text:style-name="P36"/>
      <text:list xml:id="list3430256373352471665" text:style-name="L6">
        <text:list-item>
          <text:p text:style-name="P54">Hmatová paměť</text:p>
        </text:list-item>
        <text:list-item>
          <text:p text:style-name="P54">Chuťová paměť<text:line-break/>Čichová paměť<text:line-break/>Vylepšený hmat</text:p>
        </text:list-item>
        <text:list-item>
          <text:p text:style-name="P54">Sluchová paměť<text:line-break/>Vylepšená chuť<text:line-break/>Vylepšený čich</text:p>
        </text:list-item>
        <text:list-item>
          <text:p text:style-name="P54">Vylepšený sluch<text:line-break/>Ostrý zrak</text:p>
        </text:list-item>
        <text:list-item>
          <text:p text:style-name="P54">Noční vidění</text:p>
        </text:list-item>
      </text:list>
      <text:p text:style-name="P36"/>
      <text:h text:style-name="P41" text:outline-level="4"><text:soft-page-break/>Hmatová paměť</text:h>
      <text:p text:style-name="P18">Požadavky: Posílení smyslů 1<text:line-break/>Pasivní schopnost<text:line-break/></text:p>
      <text:p text:style-name="P18">Přesně si pamatuješ tvar předmětů a strukturu povrchu materiálů. Pokud máš dovednost Sochařství, nebo umíš vytvářet magické iluze, <text:s/>tak dokážeš tvar předmětů, které sis někdy ohmatal, přesně zreprodukovat. Pokud máš současně Vylepšený hmat, tak dokážeš také přesně určovat hmotnost předmětů, které si můžeš potěžkat, takže například okamžitě určíš, že zlatá mince, kterou ti někdo podá, není pravá, nebo že obchodník navážil méně, než říká.</text:p>
      <text:p text:style-name="P36"/>
      <text:h text:style-name="P41" text:outline-level="4">Chuťová paměť</text:h>
      <text:p text:style-name="P18">Požadavky: Posílení smyslů 2<text:line-break/>Pasivní schopnost<text:line-break/></text:p>
      <text:p text:style-name="P18">Dokážeš podle chuti přesně identifikovat substance, se kterými ses kdy setkal. Pamatuješ si ale samozřejmě pouze chutě, které dokážeš rozeznat. Bez schopnosti Vylepšená chuť tedy například nedokážeš rozeznat některé jedy ani žádné jiné substance, které běžný člověk chutí neodliší.</text:p>
      <text:p text:style-name="P36"/>
      <text:h text:style-name="P41" text:outline-level="4">Čichová paměť</text:h>
      <text:p text:style-name="P18">Požadavky: Posílení smyslů 2<text:line-break/>Pasivní schopnost<text:line-break/></text:p>
      <text:p text:style-name="P18"><text:soft-page-break/>Máš dokonalou čichovou paměť.</text:p>
      <text:p text:style-name="P18">Pokud máš současně Vylepšený čich, tak i po létech dokážeš podle pachu přesně identifikovat osoby, s nimiž ses dříve setkal a nenecháš se zmást ani maskováním nebo převlekem, leda by maskování překrývalo pach.</text:p>
      <text:p text:style-name="P18"/>
      <text:p text:style-name="P4">Herní efekt:</text:p>
      <text:p text:style-name="P18">Pokud se někdo pokusil překrýt pach nějakým jiným, rozpoznání bude dovednostní střet hodnocení dovednosti použité k zamaskování pachu, například Zálesácké učení (Stopování a zametání stop) nebo Zlodějské praktiky (Převleky) a tvého hodnocení Posílení smyslů.</text:p>
      <text:p text:style-name="P18"/>
      <text:h text:style-name="P41" text:outline-level="4">Vylepšený hmat</text:h>
      <text:p text:style-name="P18">Požadavky: Posílení smyslů 2<text:line-break/>Pasivní schopnost<text:line-break/></text:p>
      <text:p text:style-name="P36">Máš mnohem citlivější hmat. Dokážeš výrazně lépe provádět činnosti pouze po hmatu, například otevřít zámek poslepu či v naprosté tmě, provést chirurgický zákrok a podobně. Okamžitě poznáš kvalitu výbrusu drahých kamenů, dokážeš „přečíst“ prostým okem neviditelné vyryté značky, takže můžeš například snadno podvádět při karetních hrách, nebo zjistit, že má někdo karty podobným způsobem označené.<text:line-break/><text:tab/>Na krátkou vzdálenost dokážeš také holou pokožkou vycítit slabé závany vzduchu a sledovat tak například pohyb svého protivníka.</text:p>
      <text:p text:style-name="P36"/>
      <text:p text:style-name="P2"><text:soft-page-break/>Herní efekt:</text:p>
      <text:p text:style-name="P36">Při boji nebo jiné činnosti, kde se můžeš orientovat hmatem, máš za naprostou tmu, zavázané oči, a podobně, postih pouze -2 místo obvyklých -3. Při boji za světla s neviditelným protivníkem, který vydává alespoň nějaké zvuky, si počítáš postih pouze -1.</text:p>
      <text:p text:style-name="P36">Při testech hledání, kde můžeš využít hmat, si počítáš bonus +3.</text:p>
      <text:p text:style-name="P36"/>
      <text:h text:style-name="P41" text:outline-level="4">Sluchová paměť</text:h>
      <text:p text:style-name="P18">Požadavky: Posílení smyslů 3<text:line-break/>Pasivní schopnost<text:line-break/></text:p>
      <text:p text:style-name="P18">Máš dokonalou sluchovou paměť. Dokážeš přesně určit, komu nebo čemu patří hlas či zvuk, se kterým ses někdy dříve setkal. Pokud umíš zpívat nebo hrát na nějaký hudební nástroj, tak dokážeš přesně zopakovat jakoukoliv melodii, se kterou ses kdy setkal.</text:p>
      <text:p text:style-name="P36"/>
      <text:p text:style-name="P2">Herní efekt:</text:p>
      <text:p text:style-name="P18">Když se někdo snaží svůj hlas pozměnit, rozeznání bude dovednostní střet jeho použité dovednosti a tvé dovednosti Posílení smyslů.</text:p>
      <text:p text:style-name="P36"/>
      <text:h text:style-name="P41" text:outline-level="4">Obrazová paměť</text:h>
      <text:p text:style-name="P18">Požadavky: Posílení smyslů 3<text:line-break/>Pasivní schopnost<text:line-break/></text:p>
      <text:p text:style-name="P36"><text:soft-page-break/>Máš dokonalou obrazovou paměť. Dokážeš si vždy zpětně vybavit obrazy, mapy, schémata, tváře lidí, psané texty, a podobně. Pokud umíš psát, dokážeš text přesně zpětně reprodukovat. Pokud umíš malovat, dokážeš nakreslit cokoliv, co jsi kdy viděl.</text:p>
      <text:p text:style-name="P36"/>
      <text:h text:style-name="P41" text:outline-level="4">Vylepšená chuť</text:h>
      <text:p text:style-name="P18">Požadavky: Posílení smyslů 3<text:line-break/>Pasivní schopnost<text:line-break/></text:p>
      <text:p text:style-name="P18">Vylepšená chuť výrazně zvyšuje požitek z dobrého jídla a pití. Kromě toho dokážeš podle chuti poznat složení substancí, což ti mimo jiné umožňuje neomylně rozeznat jedy v jídle a pití. Nedokážeš ale rozeznat plynné jedy, pokud nejsou rozpuštěné v nějaké kapalině.<text:line-break/><text:tab/>Bez Chuťové paměti a Znalosti jedů díky Vylepšené chuti pouze poznáš, že se v ochutnaném vzorku nachází něco nepatřičného, ale nebudeš vědět, o co se jedná. Díky Chuťové paměti dokážeš podle chuti přesně určit jakoukoliv substanci, se kterou ses někdy dříve setkal. Jaké substance znáš obvykle vyjadřují dovednosti, například Alchymie nebo Znalost jedů, samozřejmě ale stačí, když ti někdo v konkrétním případě řekne, o co se jedná.</text:p>
      <text:p text:style-name="P36"/>
      <text:p text:style-name="P2">Herní efekt:</text:p>
      <text:p text:style-name="P36">Rozeznávání jedů a ostatních látek je s Vylepšenou chutí automatické, stále ale není jisté, že zkoumanou substanci znáš (to obvykle závisí na příslušné znalostní dovednosti). K ochutnávání ti stačí mikroskopické množství látky, s výjimkou těch nejprudších jedů je to tedy zcela bezpečné a i u nich ti hrozí nejvýše lehká otrava.<text:line-break/><text:soft-page-break/><text:tab/>Pokud je jed magicky maskovaný proti podobným způsobem detekce, tak se od tvého hodnocení dovednosti Posílení smyslů odečte hodnocení maskování jedu. K rozeznání potřebuješ alespoň jedničkové výsledné hodnocení.</text:p>
      <text:p text:style-name="P36"/>
      <text:h text:style-name="P41" text:outline-level="4">Vylepšený čich</text:h>
      <text:p text:style-name="P18">Požadavky: Posílení smyslů 3<text:line-break/>Pasivní schopnost<text:line-break/></text:p>
      <text:p text:style-name="P36">Máš výjimečný čich, asi jako pes. Dokážeš sledovat pachové stopy, podle pachu rozeznávat lidi a jejich předměty, zaregistrovat, že se ve vzduchu nachází cizorodý plyn. Pokud máš současně Čichovou paměť, tak vždy přesně víš, kdy a za jakých okolností ses s každým pachem dříve setkal.</text:p>
      <text:p text:style-name="P36"/>
      <text:p text:style-name="P2">Herní efekt:</text:p>
      <text:p text:style-name="P36">Vylepšený čich se obvykle nevyjadřuje bonusem, protože dokážeš vnímat pachy, které žádný obyčejný člověk nemá šanci ucítit. Pachy vnímatelné lidským čichem jsou pro tebe natolik výrazné, že si jich nemůžeš nevšimnout.</text:p>
      <text:p text:style-name="P36">Sledování pachové stopy poskytuje bonus +3 k Zálesáckému učení (Stopování) a navíc umožňuje stopovat i v terénech, kde by to jinak nebylo možné, třeba na holé skále.</text:p>
      <text:p text:style-name="P36"/>
      <text:h text:style-name="P41" text:outline-level="4"><text:soft-page-break/>Vylepšený sluch</text:h>
      <text:p text:style-name="P18">Požadavky: Posílení smyslů 4<text:line-break/>Pasivní schopnost<text:line-break/></text:p>
      <text:p text:style-name="P36">Máš nezvykle citlivý sluch. Dokážeš vnímat velmi slabé nebo vzdálené zvuky a slyšíš také v pásmech prostým uchem neslyšitelných, podobně jako pes. Můžeš například odposlouchávat hovor u vedlejšího stolu, uslyšíš píšťalku pro psy, Jako první zaslechneš podezřelý šramot způsobený plížícím se protivníkem, na krátkou vzdálenost uslyšíš tep srdce tvého protivníka.</text:p>
      <text:p text:style-name="P36"/>
      <text:p text:style-name="P2">Herní efekt:</text:p>
      <text:p text:style-name="P36">Při boji nebo jiné činnosti, kde se můžeš alespoň částečně orientovat sluchem, máš za naprostou tmu, zavázané oči, a podobně, postih pouze -2 místo obvyklých -3. Při boji za světla s neviditelným protivníkem, který vydává alespoň nějaké zvuky, si počítáš postih pouze -1.</text:p>
      <text:p text:style-name="P36">Při testech naslouchání si počítáš bonus +3.</text:p>
      <text:p text:style-name="P36"/>
      <text:h text:style-name="P41" text:outline-level="4">Ostrý zrak</text:h>
      <text:p text:style-name="P18">Požadavky: Posílení smyslů 4<text:line-break/>Pasivní schopnost<text:line-break/></text:p>
      <text:p text:style-name="P18"><text:soft-page-break/>Máš zrak srovnatelný s očima dravých ptáků. Dokážeš rozeznávat detaily na velmi krátkou i velkou vzdálenost. Dokážeš tedy například přečíst miniaturní, prostým zrakem neviditelné značky, rozeznávat kvalitu drahých kamenů, na dálku poznat, s kým máš tu čest, a podobně.</text:p>
      <text:p text:style-name="P18"/>
      <text:p text:style-name="P4">Herní efekt:</text:p>
      <text:list xml:id="list4078519274311170242" text:style-name="L7">
        <text:list-item>
          <text:p text:style-name="P48">Ostrý zrak snižuje postih za vzdálenost při střelbě nebo použití vrhacích zbraní o 1.</text:p>
        </text:list-item>
        <text:list-item>
          <text:p text:style-name="P48">Při testech na zahlédnutí si počítáš bonus +3.</text:p>
        </text:list-item>
      </text:list>
      <text:p text:style-name="P18"/>
      <text:h text:style-name="P41" text:outline-level="4">Noční vidění</text:h>
      <text:p text:style-name="P18">Požadavky: Posílení smyslů 5<text:line-break/>Pasivní schopnost<text:line-break/></text:p>
      <text:p text:style-name="P18">Dobře vidíš i ve slabém světle a dokážeš také lépe vnímat barvy za sníženého osvětlení. V absolutní tmě ale stále nevidíš nic.</text:p>
      <text:p text:style-name="P18"/>
      <text:p text:style-name="P4">Herní efekt:</text:p>
      <text:p text:style-name="P18">Noční vidění snižuje postih za snížené osvětlení o 1. Nepomáhá v mlze, kouři, ani v absolutní tmě. Nesčítá se s jinými zdroji nočního vidění, počítá se vždy nejsilnější efekt.</text:p>
      <text:p text:style-name="P18"/>
      <text:h text:style-name="P43" text:outline-level="3"><text:soft-page-break/>Umění skrývání</text:h>
      <text:p text:style-name="P18">Schopnosti skrývání se probouzí intenzivním tréninkem příslušných dovedností. Orientační smysl někdy bývá vrozený.</text:p>
      <text:p text:style-name="P18"/>
      <text:list xml:id="list790218656620872148" text:style-name="L8">
        <text:list-item>
          <text:p text:style-name="P55">Orientační smysl</text:p>
        </text:list-item>
        <text:list-item>
          <text:p text:style-name="P55">Imitace zvuku</text:p>
        </text:list-item>
        <text:list-item>
          <text:p text:style-name="P55">Potlačení pachové stopy<text:line-break/>Tichý pohyb</text:p>
        </text:list-item>
        <text:list-item>
          <text:p text:style-name="P55">Hibernace<text:line-break/>Chůze beze stop</text:p>
        </text:list-item>
        <text:list-item>
          <text:p text:style-name="P55">Mimikry<text:line-break/>Potlačení pachu</text:p>
        </text:list-item>
      </text:list>
      <text:p text:style-name="P18"/>
      <text:h text:style-name="P41" text:outline-level="4">Orientační smysl</text:h>
      <text:p text:style-name="P18">Požadavky: Umění skrývání 1<text:line-break/>Pasivní schopnost<text:line-break/></text:p>
      <text:p text:style-name="P18">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p text:style-name="P18"/>
      <text:h text:style-name="P41" text:outline-level="4"><text:soft-page-break/>Imitace zvuku</text:h>
      <text:p text:style-name="P18">Požadavky: Umění skrývání 2<text:line-break/>Pasivní schopnost<text:line-break/></text:p>
      <text:p text:style-name="P18">Dokážeš vyloudit i zvuky, které nejsou v lidských možnostech. Tato schopnost nenahrazuje dovednost <text:span text:style-name="T8">Imitace hlasu, pouze rozšiřuje možnosti jejího použití. Můžeš se tedy například věrohodně vydávat za osobu opačného pohlaví, vydávat zvuky přijíždějícího povozu a koňského ržání, a podobně.</text:span></text:p>
      <text:p text:style-name="P36"/>
      <text:h text:style-name="P41" text:outline-level="4">Potlačení pachové stopy</text:h>
      <text:p text:style-name="P18">Požadavky: Umění skrývání 3<text:line-break/>Aktivace: Komplexní akce<text:line-break/>Vyžaduje udržování<text:line-break/></text:p>
      <text:p text:style-name="P18">Po dobu udržování schopnosti nezanecháváš pachovou stopu. Stále tě ale může někdo ucítit přímo.</text:p>
      <text:p text:style-name="P18"/>
      <text:p text:style-name="P4">Herní efekt:</text:p>
      <text:p text:style-name="P18">Pokud se tě snaží čichem vystopovat někdo s magickou schopností Vylepšený čich nebo jinak magicky posíleným čichem, tak se od jeho hodnocení Posílení smyslů odečte tvé hodnocení Umění skrývání.</text:p>
      <text:p text:style-name="P18"/>
      <text:h text:style-name="P41" text:outline-level="4"><text:soft-page-break/>Tichý pohyb</text:h>
      <text:p text:style-name="P18">Požadavky: Umění skrývání 3<text:line-break/>Pasivní schopnost<text:line-break/></text:p>
      <text:p text:style-name="P18">Dokážeš se pohybovat naprosto neslyšně, a to včetně všeho, co neseš, pokud to samo o sobě nevydává zvuky (například sténající osoba).</text:p>
      <text:p text:style-name="P18"/>
      <text:p text:style-name="P4">Herní efekt:</text:p>
      <text:p text:style-name="P18">Pokud se tě snaží zaslechnout někdo s magickou schopností Vylepšený sluch nebo jinak magicky posíleným sluchem, tak se od jeho hodnocení Posílení smyslů odečte tvé hodnocení Umění skrývání.</text:p>
      <text:p text:style-name="P18"/>
      <text:h text:style-name="P41" text:outline-level="4">Hibernace</text:h>
      <text:p text:style-name="P18">Požadavky: Umění skrývání 4<text:line-break/>Aktivace: Komplexní akce<text:line-break/>Použití stojí bod Vůle<text:line-break/></text:p>
      <text:p text:style-name="P18">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text:soft-page-break/>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p text:style-name="P18"/>
      <text:h text:style-name="P41" text:outline-level="4">Chůze beze stop</text:h>
      <text:p text:style-name="P18">Požadavky: Umění skrývání 4<text:line-break/>Aktivace: Komplexní akce<text:line-break/>Vyžaduje udržování<text:line-break/></text:p>
      <text:p text:style-name="P18">Po dobu udržování této schopnosti v materiálu, po kterém kráčíš, nezanecháváš žádné stopy. Schopnost se ale nevztahuje na to, co si přineseš s sebou: Pokud tedy například krvácíš, nebo z tebe odkapává voda, tak po sobě stopu zanecháš. Stejně tak zanecháváš pachovou stopu.</text:p>
      <text:p text:style-name="P18"/>
      <text:p text:style-name="P18"><text:span text:style-name="T1">Herní efekt:</text:span><text:line-break/>Chůze beze stop umožňuje nezanechávat stopy i v terénu, kde by to jinak nebylo možné, například v čerstvě napadaném sněhu. Dokážeš také „zametat“ své stopy a pohybovat se u toho nezmenšenou rychlostí. Stále je možné tě vystopovat, k hodnocení Zálesáckého učení (Stopování a zametání stop) si ale počítáš bonus +3.</text:p>
      <text:p text:style-name="P18"/>
      <text:h text:style-name="P41" text:outline-level="4"><text:soft-page-break/>Mimikry</text:h>
      <text:p text:style-name="P18">Požadavky: Umění skrývání 5<text:line-break/>Aktivace: Komplexní akce<text:line-break/>Vyžaduje udržování<text:line-break/>Použití stojí bod Vůle<text:line-break/></text:p>
      <text:p text:style-name="P18">Krátkým soustředěním po dobu udržování spolu se vším, co neseš, zcela splyneš s okolím. Pokud se nebudeš hýbat, tak budeš zcela neviditelný. Pohybu si někdo může všimnout, ale nemusí si uvědomit, že to, co se hýbe, na dané místo nepatří.</text:p>
      <text:p text:style-name="P18"/>
      <text:p text:style-name="P4">Herní efekt:</text:p>
      <text:p text:style-name="P18">Za cenu jednoho bodu vůle absolutní neviditelnost po dobu udržování a naprosté nehybnosti. Bonus +3 k plížení při pohybu.</text:p>
      <text:p text:style-name="P18"/>
      <text:h text:style-name="P41" text:outline-level="4">Potlačení pachu</text:h>
      <text:p text:style-name="P18">Požadavky: Umění skrývání 5, Potlačení pachové stopy<text:line-break/>Aktivace: Komplexní akce<text:line-break/>Vyžaduje udržování<text:line-break/></text:p>
      <text:p text:style-name="P18">Po dobu udržování schopnosti nevydáváš žádný pach a nezanecháváš pachovou stopu. Schopnost se vztahuje na všechno, co s sebou neseš, nesmíš to ale vláčet po zemi.</text:p>
      <text:p text:style-name="P18"/>
      <text:p text:style-name="P4">Herní efekt:</text:p>
      <text:p text:style-name="P18"><text:soft-page-break/>Pokud se tě snaží vyčenichat někdo s magickou schopností Vylepšený čich nebo jinak magicky posíleným čichem, tak se od jeho hodnocení Posílení smyslů odečte tvé hodnocení Umění skrývání.</text:p>
      <text:p text:style-name="P18"/>
      <text:h text:style-name="P43" text:outline-level="3">Umění předtuchy</text:h>
      <text:p text:style-name="P18"/>
      <text:list xml:id="list8291535679861022074" text:style-name="L9">
        <text:list-item>
          <text:p text:style-name="P49">Jasnozřivost</text:p>
        </text:list-item>
        <text:list-item>
          <text:p text:style-name="P49">Srážení střel</text:p>
        </text:list-item>
        <text:list-item>
          <text:p text:style-name="P49">Chytání střel</text:p>
        </text:list-item>
        <text:list-item>
          <text:p text:style-name="P49">Boj poslepu</text:p>
        </text:list-item>
        <text:list-item>
          <text:p text:style-name="P49">Šestý smysl</text:p>
        </text:list-item>
      </text:list>
      <text:p text:style-name="P18"/>
      <text:h text:style-name="P41" text:outline-level="4">Jasnozřivost</text:h>
      <text:p text:style-name="P18">Požadavky: Umění předtuchy <text:span text:style-name="T30">4</text:span><text:line-break/>Pasivní schopnost<text:line-break/></text:p>
      <text:p text:style-name="P18">Jasnozřivost umožňuje reagovat zlomek sekundy před tím, než se něco stane. Největší uplatnění má v překvapivých situacích.</text:p>
      <text:p text:style-name="P18"/>
      <text:p text:style-name="P4">Herní efekt:</text:p>
      <text:p text:style-name="P62">New: <text:span text:style-name="T19">Pokud se můžeš hýbat, n</text:span><text:span text:style-name="T13">ikdy se nebráníš nulovou </text:span><text:span text:style-name="T19">ani pasivní</text:span><text:span text:style-name="T13"> obranou.</text:span></text:p>
      <text:p text:style-name="P62"><text:span text:style-name="T13">– </text:span><text:span text:style-name="T19">když se útočník magicky maskuje, hází se střet hodnocení</text:span></text:p>
      <text:p text:style-name="P56"><text:soft-page-break/>/* TODO: Asi by to mělo mít vyšší požadavek než 1, jinak to budou umět úplně všichni. */</text:p>
      <text:p text:style-name="P18">Poskytuje bonus k Hodům na reakci rovný tvému hodnocení Umění předtuchy. O útočníkovi ale stále musíš vědět, aby sis mohl na reakci házet.</text:p>
      <text:p text:style-name="P18"/>
      <text:h text:style-name="P41" text:outline-level="4">Srážení střel</text:h>
      <text:p text:style-name="P18">Požadavky: Umění předtuchy 2<text:line-break/>Aktivace: Obranná akce<text:line-break/>Použití stojí bod Vůle<text:line-break/></text:p>
      <text:p text:style-name="P18">Díky této schopnosti dokážeš vlastní zbraní srazit střely v letu, a to včetně kulí z palných zbraní. Ke srážení se dá použít téměř libovolná zbraně, včetně dýky a biče. Bič ovšem není možné použít ke srážení kulí, protože by kontakt nevydržel.</text:p>
      <text:p text:style-name="P18"/>
      <text:p text:style-name="P4">Herní efekt:</text:p>
      <text:p text:style-name="P7">New:<text:span text:style-name="T13"> Na obranu proti střelbě si počítáš výhodu za zbraň (střelec si ji nepočítá) a bonus za investovanou Vůli.</text:span></text:p>
      <text:p text:style-name="P33">Za cenu jednoho bodu Vůle se můžeš výstřelu bránit zbraní. Do obrany si za počítáš dovednost s touto zbraní, obranu zbraně a bonus +3 za použití této schopnosti. Bránit můžeš i někoho jiného, pokud stojíš poblíž dráhy střely.</text:p>
      <text:p text:style-name="P18"/>
      <text:h text:style-name="P41" text:outline-level="4"><text:soft-page-break/>Chytání střel</text:h>
      <text:p text:style-name="P18">Požadavky: Umění předtuchy 3<text:line-break/>Aktivace: Obranná akce<text:line-break/>Použití stojí <text:span text:style-name="T20">alespoň jeden</text:span> bod Vůle</text:p>
      <text:p text:style-name="P24"><text:span text:style-name="T1">New:</text:span> Na obranu proti střelbě <text:span text:style-name="T21">či vrhání</text:span> si počítáš bonus za utracenou Vůli. Když uspěješ, držíš střelu v ruce.</text:p>
      <text:p text:style-name="P18">Díky této schopnosti dokážeš rukou chytit letící střelu nebo vrhací zbraň. Chytání kulí z palných zbraní se výrazně nedoporučuje. Pokud je to technicky možné, tak v případě úspěchu střelu vždy chytíš za nějakou bezpečnou část.</text:p>
      <text:p text:style-name="P18"/>
      <text:p text:style-name="P4">Herní efekt:</text:p>
      <text:p text:style-name="P33">Za cenu jednoho bodu Vůle se můžeš výstřelu bránit dovedností Boj zblízka (Boj bez zbraně) nebo Žonglování s bonusem +3 k OČ. Chytat můžeš i střelu mířenou na někoho jiného, pokud stojíš poblíž dráhy letu.</text:p>
      <text:p text:style-name="P18"/>
      <text:h text:style-name="P41" text:outline-level="4">Boj poslepu</text:h>
      <text:p text:style-name="P18">Požadavky: Umění předtuchy <text:span text:style-name="T30">1</text:span><text:line-break/>Pasivní schopnost<text:line-break/></text:p>
      <text:p text:style-name="P18">Při použití této schopnosti se přestaneš spoléhat na běžné smysly a řídíš se výhradně svou Jasnozřivostí. Zvuky, pachy a podobně stále vnímat můžeš, ale neorientuješ se podle nich.<text:line-break/><text:tab/>Kromě použití v boje můžeš tuto schopnost využít třeba i k přeběhnutí po vysutých překážkách, uhnutí před pastí v naprosté tmě, a podobně.</text:p>
      <text:p text:style-name="P18"><text:soft-page-break/></text:p>
      <text:p text:style-name="P4">Herní efekt:</text:p>
      <text:p text:style-name="P8">New:<text:span text:style-name="T13"> Vyžaduje použití alespoň jednoho bodu Vůle</text:span></text:p>
      <text:p text:style-name="P8">New:<text:span text:style-name="T13"> Snižuješ postihy </text:span><text:span text:style-name="T15">v daném kole</text:span><text:span text:style-name="T13"> za boj poslepu standardním použitím Vůle.</text:span></text:p>
      <text:p text:style-name="P57">TODO: Tohle by asi mělo být před Jasnozřivostí (tj. mít nižší požadavek)</text:p>
      <text:p text:style-name="P58">/*</text:p>
      <text:p text:style-name="P18">Při boji poslepu, tedy v naprosté tmě, se zavřenýma nebo zavázanýma očima a podobně, si počítáš postih pouze -1. Útočit s takto sníženým postihem můžeš ale pouze na cíle, které v daném kole útočí na tebe, ať už zblízka nebo na dálku. Zavřít oči a využít tak tuto schopnost můžeš i záměrně a snížit si tak například postih za boj s neviditelným protivníkem.<text:line-break/><text:tab/>Postih -1 se vztahuje také na ostatní zmíněné činnosti.</text:p>
      <text:p text:style-name="P18">*/</text:p>
      <text:p text:style-name="P18"/>
      <text:h text:style-name="P41" text:outline-level="4">Šestý smysl</text:h>
      <text:p text:style-name="P18">Požadavky: Umění předtuchy 5, Boj poslepu<text:line-break/>Pasivní schopnost<text:line-break/></text:p>
      <text:p text:style-name="P18"><text:soft-page-break/>Nikdo tě nemůže překvapit. O útoky víš vždy chvilku před tím, než nastane, a to i v případě, že jsi o útočníkovi nevěděl. Šestý smysl tě také varuje před konzumací jedu (na poslední chvíli, takže sousto budeš nejspíš muset vyplivnout) a spuštěním pastí.<text:line-break/><text:tab/>Při hazardní hře Šestý smysl nepomáhá, leda by šlo o ruskou ruletu.</text:p>
      <text:p text:style-name="P18"/>
      <text:p text:style-name="P4">Herní efekt:</text:p>
      <text:p text:style-name="P9">New:<text:span text:style-name="T13"> varuje před požitím jedů, </text:span><text:span text:style-name="T16">spuštěním pastí, atd. Pokud jed/past/útočník nemá magické maskování, je to automatické (past nespustíš, jed nevypiješ, do léčky nevkročíš). Když má, hází se střet hodnocení.</text:span></text:p>
      <text:p text:style-name="P4">/*</text:p>
      <text:p text:style-name="P18">Umožňuje hodit si na reakci (s případným bonusem za Jasnozřivost) i když jsi o útočníkovi nevěděl.</text:p>
      <text:p text:style-name="P18">Poskytuje bonus na obranu proti pastem rovný hodnocení Umění předtuchy.</text:p>
      <text:p text:style-name="P18">Před konzumací nemagických jedů chrání automaticky. Pokud je jed magicky maskovaný proti detekci, tak si od hodnocení Umění předtuchy odečti hodnocení maskování jedu.</text:p>
      <text:p text:style-name="P18">*/</text:p>
      <text:p text:style-name="P18"/>
      <text:h text:style-name="P43" text:outline-level="3">Asasinské schopnosti</text:h>
      <text:p text:style-name="P18"/>
      <text:list xml:id="list1803835156540446029" text:style-name="L10">
        <text:list-item>
          <text:p text:style-name="P60">Chirurgický úder</text:p>
        </text:list-item>
        <text:list-item>
          <text:p text:style-name="P60"><text:soft-page-break/>Zpožděné zranění</text:p>
        </text:list-item>
        <text:list-item>
          <text:p text:style-name="P60">Fatální zásah<text:line-break/>Zabíjecí ruce<text:line-break/>Paralytický úder</text:p>
        </text:list-item>
        <text:list-item>
          <text:p text:style-name="P60">Vláda nad zpožděným zraněním</text:p>
        </text:list-item>
        <text:list-item>
          <text:p text:style-name="P60">Pět větví stromu života<text:line-break/>Smrtící úder</text:p>
        </text:list-item>
      </text:list>
      <text:p text:style-name="P18">/*</text:p>
      <text:p text:style-name="P21">- Nějaká schopnost by mohla umožňovat obcházet zbroj (při útoku do nulové obrany).</text:p>
      <text:p text:style-name="P21">- Další pak určitě na boostování hodu za vůli</text:p>
      <text:p text:style-name="P18">*/</text:p>
      <text:h text:style-name="P42" text:outline-level="4">Chirurgický úder</text:h>
      <text:p text:style-name="P18">Požadavky: Asasinské schopnosti 1<text:line-break/>Aktivace: Útočná komplexní akce (útok ze zálohy)<text:line-break/>Použití stojí bod Vůle</text:p>
      <text:p text:style-name="P18">/*</text:p>
      <text:p text:style-name="P18">Tuto schopnost můžeš použít pouze když se cíl vůbec nebrání, obvykle tedy při útoku ze zálohy, když o tobě vůbec nevěděl, nebo když se nemůže bránit. K jejímu použití je potřeba krátká bodná zbraň (obvykle dýka, případně schopnost Zabíjecí ruce), lehká bodná vrhací zbraň (vrhací šipka nebo dýka), případně střelná nebo palná zbraň s ostrou střelou nebo průraznou kulí.</text:p>
      <text:p text:style-name="P18">*/</text:p>
      <text:p text:style-name="P4">Herní efekt:</text:p>
      <text:p text:style-name="P13"><text:soft-page-break/><text:span text:style-name="T28">New:</text:span><text:span text:style-name="T17"> Při útoku do nulové </text:span><text:span text:style-name="T18">nebo pasivní</text:span><text:span text:style-name="T17"> obrany umožňuje za body vůle obejít protivníkovu zbroj (standardní přepočet, tj. za 1 bod Vůle lze snížit KZ o 1, za 3 body o 2). KZ nelze snížit maximálně na nulu.</text:span></text:p>
      <text:p text:style-name="P16"><text:span text:style-name="T17">P</text:span><text:span text:style-name="T13">ozn.: Nulová obrana je to mimo boj, pasivní, když cíl bojuje, nebo aktivně „kličkuje“ či se jinak snaží ztížit zásah případnému útočníkovi.</text:span></text:p>
      <text:p text:style-name="P4">/*</text:p>
      <text:p text:style-name="P18">Bonus +3 k ÚČ uvedenými zbraněmi za cenu jednoho bodu Vůle v případě, že má cíl nulovou obranu.</text:p>
      <text:p text:style-name="P18">*/</text:p>
      <text:p text:style-name="P18"/>
      <text:h text:style-name="P41" text:outline-level="4">Zpožděné zranění</text:h>
      <text:p text:style-name="P18">Požadavky: Asasinské schopnosti 2<text:line-break/>Aktivace: Útočná komplexní akce<text:line-break/>Vyžaduje udržování<text:line-break/></text:p>
      <text:p text:style-name="P18">Díky této schopnosti můžeš způsobit zranění, které se neprojeví hned. V okamžiku zásahu nepoteče krev, nenastane otrava, cíl dokonce ani neucítí bolest a pokud o tobě nevěděl a nevšimne si, že má v těle šipku nebo díru, nemusí si útoku vůbec všimnout. Zranění se všemi průvodními jevy se projeví až v okamžiku, kdy ukončíš udržování, nebo když se cíl vzdálí z tvého dosahu magického působení.<text:line-break/><text:tab/>Zpožděné zranění je možné použít i se střelnými a vrhacími zbraněmi, pokud cíl zasáhneš v dosahu svého magického působení.</text:p>
      <text:p text:style-name="P36"/>
      <text:h text:style-name="P41" text:outline-level="4"><text:soft-page-break/>Fatální zásah</text:h>
      <text:p text:style-name="P18">Požadavky: Asasinské schopnosti 3<text:line-break/>Aktivace: Volná akce při způsobení kritického zranění<text:line-break/>Použití stojí <text:span text:style-name="T26">alespoň jeden</text:span> bod Vůle</text:p>
      <text:p text:style-name="P32"><text:span text:style-name="T1">New:</text:span> Požadavky: Asasinské schopnosti 5</text:p>
      <text:p text:style-name="P32">(bude to <text:span text:style-name="T27">prohození s</text:span> původní<text:span text:style-name="T27">m</text:span> Smrtící<text:span text:style-name="T27">m</text:span> úder<text:span text:style-name="T27">em</text:span>)</text:p>
      <text:p text:style-name="P31"><text:span text:style-name="T1">New:</text:span> Když přehodíš obránce alespoň o 3, tak můžeš získat bonus k přesahu za body Vůle (standardní přepočet).</text:p>
      <text:p text:style-name="P31">– nevyžaduje nulovou obranu, lze použít kdykoliv!</text:p>
      <text:p text:style-name="P18">/*</text:p>
      <text:p text:style-name="P18">Tvé kritické zásahy mohou být opravdu smrtící. Schopnost můžeš aktivovat, kdykoliv způsobíš kritický zásah – tedy když přehodíš obranu cíle alespoň o 6. Musí se jednat o přímo způsobené fyzického zranění, tedy například zbraní nebo šípem, nikoliv ohněm, výbušninou nebo jedem.</text:p>
      <text:p text:style-name="P18">*/</text:p>
      <text:p text:style-name="P18"/>
      <text:p text:style-name="P4">Herní efekt:</text:p>
      <text:p text:style-name="P18">Při kritickém zásahu za cenu jednoho bodu Vůle způsobíš o 3 větší zranění.</text:p>
      <text:p text:style-name="P36"/>
      <text:h text:style-name="P41" text:outline-level="4">Zabíjecí ruce</text:h>
      <text:p text:style-name="P36">/* <text:span text:style-name="T9">Možná lépe: Ocelové ruce</text:span> */</text:p>
      <text:p text:style-name="P18"><text:soft-page-break/>Požadavky: Asasinské schopnosti 3<text:line-break/>Aktivace: Komplexní akce<text:line-break/>Vyžaduje udržování<text:line-break/></text:p>
      <text:p text:style-name="P18">Po krátkém soustředění tvoje ruce ztvrdnou tak, že jimi můžeš lámat skálu.</text:p>
      <text:p text:style-name="P18"/>
      <text:p text:style-name="P4">Herní efekt:</text:p>
      <text:p text:style-name="P10">New:<text:span text:style-name="T13"> Jmenuje se to </text:span>Ocelové ruce<text:span text:style-name="T13"> a efekt je, jako bys měl v ruce dýku.</text:span></text:p>
      <text:p text:style-name="P59">– stále platí, že to nestojí Vůli, pouze jedno kolo soustředění na aktivaci a následné udržování.</text:p>
      <text:p text:style-name="P59">/*</text:p>
      <text:p text:style-name="P18">Tvoje ruce a nohy mají v boji po dobu udržování schopnosti parametry dýky (tedy 2/0) a umožňují vše, co by dokázal někdo s dýkou v ruce (až na to, že nejsou tak ostré), například prorážet bariéry.</text:p>
      <text:p text:style-name="P18">*/</text:p>
      <text:p text:style-name="P18"/>
      <text:h text:style-name="P42" text:outline-level="4">Paralytický úder</text:h>
      <text:p text:style-name="P18">Požadavky: Asasinské schopnosti 3<text:line-break/>Aktivace: Útočná komplexní akce<text:line-break/>Vyžaduje udržování<text:line-break/>/*</text:p>
      <text:p text:style-name="P18"><text:soft-page-break/>S touto schopností můžeš bojem beze zbraně (případně Zabíjecíma rukama) způsobit paralytické zranění. Cíl si tedy bude počítat normálně počítat postihy za uštědřené zranění a v případě, že součet veškerého utrpěného zranění dosáhne mez vyřazení, bude zcela paralyzován. Nebude ale vůbec zraněn a v okamžiku ukončení udržování této schopnosti všechno tebou udělené paralytické zranění zcela zmizí.</text:p>
      <text:p text:style-name="P18">*/</text:p>
      <text:p text:style-name="P27"><text:span text:style-name="T1">New:</text:span> Vyžaduje použití alespoň jednoho bodu Vůle</text:p>
      <text:p text:style-name="P25"><text:span text:style-name="T1">New:</text:span> <text:span text:style-name="T22">Bojem beze zbraně můžeš způsobovat paralytické zranění, které bude trvat, dokud jej budeš udržovat. Získáš standardní bonus k hodu za použití Vůle.</text:span></text:p>
      <text:p text:style-name="P25">– <text:span text:style-name="T22">přehození cíle o 6 znamená plnou paralýzu</text:span></text:p>
      <text:p text:style-name="P25">– <text:span text:style-name="T23">jde to použít pouze na živé cíle</text:span></text:p>
      <text:p text:style-name="P11">/* <text:span text:style-name="T22">Zvážit: Půjde to boostovat Vůlí?</text:span></text:p>
      <text:p text:style-name="P12">– <text:span text:style-name="T22">jde to jen s bojem beze zbraně, tzn. by to celkem i dávalo smysl, mechanicky by to bylo jako kouzlo. Takže asi jo. Zároveň by to ale mohlo vůli vyžadovat</text:span></text:p>
      <text:p text:style-name="P12">– <text:span text:style-name="T24">zváženo, odsouhlaseno</text:span>*/</text:p>
      <text:p text:style-name="P18"/>
      <text:h text:style-name="P41" text:outline-level="4">Vláda nad zpožděným zraněním</text:h>
      <text:p text:style-name="P18">Požadavky: Asasinské schopnosti 4, Zpožděné zranění<text:line-break/>Aktivace: Soustředěním v průběhu udržování Zpožděného zranění<text:line-break/></text:p>
      <text:p text:style-name="P18"><text:soft-page-break/>Díky této schopnosti můžeš ovládat různé aspekty způsobeného Zpožděného zranění. Můžeš jej tedy nechat projevit postupně, nebo dokonce nechat projevit jen bolest s ním způsobenou, ať už okamžitě nebo postupně.<text:line-break/><text:tab/>Za cenu jednoho bodu vůle můžeš kdykoliv celý zbývající efekt způsobeného zpožděného zranění zrušit, samozřejmě ale pouze v případě, že zbraň nevězí v těle oběti.</text:p>
      <text:p text:style-name="P18"/>
      <text:h text:style-name="P41" text:outline-level="4">Pět větví stromu života</text:h>
      <text:p text:style-name="P18">Požadavky: Asasinské schopnosti 5, Paralytický úder<text:line-break/>Aktivace: Útočná komplexní akce<text:line-break/>Vyžaduje udržování<text:line-break/></text:p>
      <text:p text:style-name="P18">Tato schopnost funguje stejně jako Paralytický úder. Když ale kondice cíle dosáhne meze vyřazení, tak se mu kromě úplné paralýzy zastaví přívod krve do mozku a pokud tuto schopnost nepřestaneš udržovat, zhruba do jedné minuty zemře. Po dobu paralýzy cíl může s jistými obtížemi mluvit.<text:line-break/><text:tab/><text:span text:style-name="T7">Použití </text:span>schopnosti nestojí bod Vůle, je jí tedy možné zkombinovat například s Fatálním zásahem.</text:p>
      <text:p text:style-name="P36"/>
      <text:h text:style-name="P41" text:outline-level="4">Smrtící úder</text:h>
      <text:p text:style-name="P18">Požadavky: Asasinské schopnosti 5<text:line-break/>Aktivace: Útočná komplexní akce<text:line-break/>Použití stojí bod Vůle<text:line-break/></text:p>
      <text:p text:style-name="P18"/>
      <text:p text:style-name="P18"><text:soft-page-break/>/*</text:p>
      <text:p text:style-name="P30">Tato schopnost kombinuje Chirurgický úder a Fatální zásah.</text:p>
      <text:p text:style-name="P30">*/<text:line-break/></text:p>
      <text:p text:style-name="P4">Herní efekt:</text:p>
      <text:p text:style-name="P29"><text:span text:style-name="T1">New:</text:span> Požadavky: Asasinské schopnosti <text:span text:style-name="T29">3</text:span></text:p>
      <text:p text:style-name="P28"><text:span text:style-name="T1">New:</text:span> Vyžaduje použití alespoň jednoho bodu Vůle</text:p>
      <text:p text:style-name="P26"><text:span text:style-name="T1">New:</text:span> <text:span text:style-name="T25">Standardní bonus za použití Vůle použitelný při útoku do nulové nebo pasivní obrany.</text:span></text:p>
      <text:p text:style-name="P18">/*</text:p>
      <text:p text:style-name="P18">Při útoku na protivníka s nulovou obranou zbraní uvedenou v popisu Chirurgického úderu získáš bonus +3 k útoku a současně +3 ke zranění v případě, že půjde o kritický zásah. Dohromady za cenu jednoho bodu Vůle.</text:p>
      <text:p text:style-name="P18">*/</text:p>
      <text:p text:style-name="P36"/>
      <text:h text:style-name="P43" text:outline-level="3">Bleskurychlé pohyby</text:h>
      <text:p text:style-name="P18"/>
      <text:list xml:id="list6111265148372171412" text:style-name="L11">
        <text:list-item>
          <text:p text:style-name="P63">Zpomalené vnímání času</text:p>
        </text:list-item>
        <text:list-item>
          <text:p text:style-name="P63">Rychlé ruce</text:p>
        </text:list-item>
        <text:list-item>
          <text:p text:style-name="P63">Blesková reakce</text:p>
        </text:list-item>
        <text:list-item>
          <text:p text:style-name="P63">Bleskový přesun</text:p>
        </text:list-item>
        <text:list-item>
          <text:p text:style-name="P63">Zmizení z očí</text:p>
        </text:list-item>
        <text:list-item>
          <text:p text:style-name="P63"><text:soft-page-break/>Bleskový útok</text:p>
        </text:list-item>
      </text:list>
      <text:p text:style-name="P18"/>
      <text:h text:style-name="P41" text:outline-level="4">Zpomalené vnímání času</text:h>
      <text:p text:style-name="P18">Požadavky: Bleskurychlé pohyby 1<text:line-break/>Pasivní schopnost</text:p>
      <text:p text:style-name="P18"/>
      <text:p text:style-name="P18">Dokážeš registrovat extrémně rychlé děje, jako by sis je prohlížel na zpomaleném záznamu. Snadno tedy prohlédneš podvodnou hru založenou na manipulaci s kartami a vždycky dokážeš určit, kde skončila kulička při skořápkách. Vždycky také přesně víš, kam letěly vystřelené šípy či šipky a co přesně zasáhly, pokud jsi v době výstřelu viděl cílové místo, což může být užitečné například při hledání ztracené munice. Stejně tak dokážeš poznat osobu, kterou jsi zahlédl jen v rychlosti.<text:line-break/><text:tab/>Díky této schopnosti tě také není možné oblafnout schopnostmi Rychlé ruce a Zmizení z očí. Blesková reakce, Bleskový přesun a Bleskový útok proti tobě ale stále poskytují bonus, protože Zpomalené vnímání času ti umožňuje pouze zpomaleně vnímat, nikoliv zrychleně reagovat. Ze stejného důvodu tato schopnost neposkytuje žádný bonus k hodu na reakci. <text:s/><text:line-break/></text:p>
      <text:h text:style-name="P41" text:outline-level="4">Rychlé ruce</text:h>
      <text:p text:style-name="P18">Požadavky: Bleskurychlé pohyby 2<text:line-break/>Aktivace: Volná akce<text:line-break/>Použití stojí bod Vůle<text:line-break/></text:p>
      <text:p text:style-name="P18"><text:soft-page-break/>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line-break/></text:p>
      <text:h text:style-name="P41" text:outline-level="4">Blesková reakce</text:h>
      <text:p text:style-name="P18">Požadavky: Bleskurychlé pohyby 3<text:line-break/>Aktivace: Volná akce<text:line-break/>Použití stojí bod Vůle<text:line-break/></text:p>
      <text:p text:style-name="P2">Herní efekt:</text:p>
      <text:p text:style-name="P36">Automatická výhra v Hodu na reakci za cenu jednoho bodu Vůle. Pokud protivník také použije Bleskovou reakci, na Reakci si mezi sebou házíte stejně, jako byste tuto schopnost nepoužili.</text:p>
      <text:p text:style-name="P36"/>
      <text:h text:style-name="P41" text:outline-level="4">Bleskový přesun</text:h>
      <text:p text:style-name="P18">Požadavky: Bleskurychlé pohyby 4, Blesková reakce<text:line-break/>Aktivace: Obranná nebo komplexní akce<text:line-break/>Použití stojí bod Vůle<text:line-break/></text:p>
      <text:p text:style-name="P18"><text:soft-page-break/>Za cenu psychického vyčerpání se dokážeš na krátkou vzdálenost přesunout neuvěřitelnou rychlostí. Můžeš takto například uhnout před přicházející ránou, nebo třeba jako první dorazit k předmětu, který chce zvednout víc osob. Při takové rychlosti ovšem nedokážeš dost dobře koordinovat své další pohyby, takže nejsi schopen v průběhu přesunu udělat nic jiného a nedokážeš při tom zatáčet.</text:p>
      <text:p text:style-name="P18"/>
      <text:p text:style-name="P4">Herní efekt:</text:p>
      <text:p text:style-name="P17">New:<text:span text:style-name="T13"> Lze použít na obranu (bonus k obraně za body vůle) a útěk z boje, nebo na útok na útíkajícího protivníka. Nelze použít na schování se uprostřed boje, přesun protivníkovi do zad a podobně.</text:span></text:p>
      <text:p text:style-name="P4">/*</text:p>
      <text:p text:style-name="P18">Za cenu jednoho bodu Vůle získáš bonus +3 k obraně Uhýbáním, nebo bonus +3 k Testu rychlosti. Současně s tím se můžeš přímým směrem přesunout až do vzdálenosti rovné tvé Rychlosti běhu bez nutnosti pasivní obrany v případě, že probíháš kolem nějakého protivníka, nebo utíkáš z boje na blízko.</text:p>
      <text:p text:style-name="P18">*/</text:p>
      <text:p text:style-name="P18"/>
      <text:h text:style-name="P41" text:outline-level="4">Zmizení z očí</text:h>
      <text:p text:style-name="P18">Požadavky: Bleskurychlé pohyby 5, Zpomalené vnímání času, Bleskový přesun<text:line-break/>Aktivace: Obranná nebo komplexní akce<text:line-break/>Použití stojí bod Vůle<text:line-break/></text:p>
      <text:p text:style-name="P18">/*</text:p>
      <text:p text:style-name="P36"><text:soft-page-break/>Zmizení z očí využívá Zpomaleného vnímání času a přidává tak k Bleskovému přesunu možnost koordinace své hrubé motoriky. Díky této schopnosti dokážeš měnit směr přesunu a případně při tom i překonávat překážky. Obvyklé použití je k vyhledání úkrytu, nebo k přesunu protivníkovi do zad. Spěšný ústup neumožňuje koordinovat své pohyby natolik, abys v rámci tohoto manévru dokázal účinně zaútočit, v příštím kole ale tvůj útok bude překvapivý, takže pokud nad ním vyhraješ Hod na reakci, protivník se ti bude moci bránit pouze pasivně.</text:p>
      <text:p text:style-name="P18">*/</text:p>
      <text:p text:style-name="P15">New:</text:p>
      <text:p text:style-name="P35">Lze použít na přesun do krytu nebo protivníkovi do zad. Není to automatické, hází se na postřeh (při schování) nebo na reakci (při přesunu do zad), zda o tobě bude cíl vědět nebo ne. V obou případech si počítáš bonus za použité body Vůle (standardní přepočet).</text:p>
      <text:p text:style-name="P35">– akce se počítá jako příprava finty, k následujícímu hodu tedy budeš mít bonus za přípravu (nehledě na výsledek testu na postřeh či reakci – test určuje, zda o tobě protivník bude vědět, a tedy zda se bude moci bránit aktivně).</text:p>
      <text:h text:style-name="P42" text:outline-level="4">Bleskový útok</text:h>
      <text:p text:style-name="P18">Požadavky: Bleskurychlé pohyby 6, Bleskový přesun<text:line-break/>Aktivace: Útočná komplexní akce<text:line-break/>Použití stojí bod Vůle<text:line-break/></text:p>
      <text:p text:style-name="P18">Tato velmistrovská schopnost umožňuje v průběhu bleskurychlého přesunu koordinovat pohyby tak, abys zblízka účinně zasáhl cíl.</text:p>
      <text:p text:style-name="P18"/>
      <text:p text:style-name="P4">Herní efekt:</text:p>
      <text:p text:style-name="P14"><text:soft-page-break/>New:<text:span text:style-name="T13"> Bonus k útoku za body Vůle (standardní přepočet) na libovolný útok zblízka.</text:span></text:p>
      <text:p text:style-name="P4">/*</text:p>
      <text:p text:style-name="P18">Za cenu jednoho bodu Vůle získáš bonus +3 k útoku zblízka.</text:p>
      <text:p text:style-name="P18">*/</text:p>
      <text:p text:style-name="P18"/>
      <text:h text:style-name="P43" text:outline-level="3">Sociální a umělecké schopnosti</text:h>
      <text:p text:style-name="P18"/>
      <text:list xml:id="list3655864847023942601" text:style-name="L12">
        <text:list-item>
          <text:p text:style-name="P64">Působivé představení</text:p>
        </text:list-item>
        <text:list-item>
          <text:p text:style-name="P64">První dojem</text:p>
        </text:list-item>
        <text:list-item>
          <text:p text:style-name="P64">Průměrná tvář</text:p>
        </text:list-item>
        <text:list-item>
          <text:p text:style-name="P64">Přemlouvání</text:p>
        </text:list-item>
        <text:list-item>
          <text:p text:style-name="P64">Hlas</text:p>
        </text:list-item>
        <text:list-item>
          <text:p text:style-name="P64">Slepá láska</text:p>
        </text:list-item>
      </text:list>
      <text:p text:style-name="P18"/>
      <text:h text:style-name="P41" text:outline-level="4">Působivé představení</text:h>
      <text:p text:style-name="P18">Požadavky: Sociální a umělecké schopnosti 1<text:line-break/>Pasivní schopnost<text:line-break/><text:line-break/>Tvá umělecká představení probouzí hluboké emoce, nezávisle na tom, jak dobře daný obor technicky zvládáš. Musí se však jednat o „živé“ vystoupení, bez přímého osobního kontaktu emoce nepře<text:soft-page-break/>trvají. Můžeš tedy zpívat vroucně a při tom falešně, nedokážeš ale namalovat obraz, který někoho rozpáče, aniž by byl přítomen vlastní malbě.<text:line-break/></text:p>
      <text:h text:style-name="P41" text:outline-level="4">První dojem</text:h>
      <text:p text:style-name="P18">Požadavky: Sociální a umělecké schopnosti 2<text:line-break/>Pasivní schopnost<text:line-break/></text:p>
      <text:p text:style-name="P36">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p text:style-name="P36"/>
      <text:h text:style-name="P41" text:outline-level="4">Průměrná tvář</text:h>
      <text:p text:style-name="P18">Požadavky: Sociální a umělecké schopnosti 3<text:line-break/>Aktivace: Komplexní akce<text:line-break/>Vyžaduje udržování<text:line-break/></text:p>
      <text:p text:style-name="P18"><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p text:style-name="P36"/>
      <text:h text:style-name="P41" text:outline-level="4">Přemlouvání</text:h>
      <text:p text:style-name="P18">Požadavky: Sociální a umělecké schopnosti 4<text:line-break/>Aktivace: Nezávislá činnost (hovor)<text:line-break/>Použití stojí bod Vůle<text:line-break/>Vyžaduje udržování po dobu přemlouvání<text:line-break/></text:p>
      <text:p text:style-name="P18">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p text:style-name="P18"/>
      <text:h text:style-name="P41" text:outline-level="4">Hlas</text:h>
      <text:p text:style-name="P18">Požadavky: Sociální a umělecké schopnosti 5<text:line-break/>Aktivace: Nezávislá činnost (hovor)<text:line-break/>Použití stojí bod Vůle<text:line-break/>Vyžaduje udržování<text:line-break/></text:p>
      <text:p text:style-name="P18"><text:soft-page-break/>Když chceš, tvůj hlas nesnese odporu. Cokoliv řekneš, bude provedeno. Hlas nefunguje v případě, že se tě dotyčný zrovna snaží zabít, nebo když by jej příkaz ohrozil na zdraví či na životě.<text:line-break/><text:tab/>Hlasem mluvíš po celou dobu udržování schopnosti. Pokud chceš něco říct normálně, musíš udržování ukončit. Ovlivnění jsou jsi plně vědomi, že dělají něco proti své vůli. Nemohou neuposlechnout a po dobu udržování tě ani nenapadnou, jakmile se však z působení tvého Hlasu vymaní, v pomstě jim nic nebrání.</text:p>
      <text:p text:style-name="P18"/>
      <text:h text:style-name="P42" text:outline-level="4">Slepá láska</text:h>
      <text:p text:style-name="P18">Požadavky: Sociální a umělecké schopnosti 6<text:line-break/>Použití stojí bod Vůle<text:line-break/>Vyžaduje udržování po dobu důvěrného kontaktu<text:line-break/></text:p>
      <text:p text:style-name="P18">Cíl, se kterým při udržování této schopnosti strávíš delší důvěrným kontaktem (může se jednat například o zpověď, první schůzku, nebo třeba noc plnou vášní), k tobě zahoří slepou láskou.<text:line-break/><text:tab/>O jakou formu lásky půjde závisí na situaci. Pokud jsi schopnost použil, když se ti cíl zpovídal, tak v něm vzbudíš hlubokou úctu a obdiv ke tvé osobě a touhu ti ve všem vyhovat. Svedená osoba opačného pohlaví se do tebe beznadějně zamiluje. Starší osoba k tobě může začít pociťovat silný rodičovský vztah, mladší zase vroucí lásku dítěte k rodiči. Osoby s nekompatibilní sexuální orientací, které nemají důvod se ti s čímkoliv svěřovat, nejspíš nedokážeš přimět k dostatečně důvěrnému kontaktu, schopnost na ně tedy není možné použít.<text:line-break/><text:tab/>Vzniklý vztah je trvalý a nevyžaduje ani následné udržování schopnosti. Kromě úplného přepisu paměti nebo tvé smrti není znám žádný způsob, jak účinky této schopnosti zlomit.<text:line-break/><text:tab/>Počet osob, v nichž můžeš současně vzbudit slepou lásku, není omezený. Čím více jich ale bude, tím slabší bude cit každého z nich.</text:p>
      <text:p text:style-name="P18"><text:soft-page-break/></text:p>
      <text:h text:style-name="P43" text:outline-level="3">Akrobatické schopnosti</text:h>
      <text:p text:style-name="P18"/>
      <text:list xml:id="list8179089751970994318" text:style-name="L13">
        <text:list-item>
          <text:p text:style-name="P65">Vylepšená rovnováha</text:p>
        </text:list-item>
        <text:list-item>
          <text:p text:style-name="P65">Akrobatický úhyb</text:p>
        </text:list-item>
        <text:list-item>
          <text:p text:style-name="P65">Běh po hladině<text:line-break/>Zpomalení pádu</text:p>
        </text:list-item>
        <text:list-item>
          <text:p text:style-name="P65">Tekutost</text:p>
        </text:list-item>
        <text:list-item>
          <text:p text:style-name="P65">Běh na křídlech větru</text:p>
        </text:list-item>
      </text:list>
      <text:p text:style-name="P18"/>
      <text:h text:style-name="P41" text:outline-level="4">Vylepšená rovnováha</text:h>
      <text:p text:style-name="P18">Požadavky: Akrobatické schopnosti 1<text:line-break/>Pasivní schopnost<text:line-break/></text:p>
      <text:p text:style-name="P36">Máš dokonalou rovnováhu. Dokážeš běhat po nataženém laně, balancovat na kládě plovoucí na rozbouřené řece, přeběhnout po hlavách davu. Při pádu z výšky alespoň dvou metrů vždy dopadneš na nohy.</text:p>
      <text:p text:style-name="P36"/>
      <text:p text:style-name="P4">Herní efekt:</text:p>
      <text:p text:style-name="P36">Počítáš si bonus +3 k Akrobacii při činnostech vyžadujících rovnováhu. Se stejným bonusem se také můžeš akrobaticky bránit proti srážení (na obranu si házíš Akrobacie + 3).</text:p>
      <text:p text:style-name="P36"><text:soft-page-break/></text:p>
      <text:h text:style-name="P41" text:outline-level="4">Akrobatický úhyb</text:h>
      <text:p text:style-name="P18">Požadavky: Akrobatické schopnosti 2<text:line-break/>Aktivace: obranná akce<text:line-break/>Použití stojí bod Vůle<text:line-break/></text:p>
      <text:p text:style-name="P4">Herní efekt:</text:p>
      <text:p text:style-name="P18">Za cenu bodu vůle je tvoje OČ v tomto kole rovno Akrobacie + 3, na všechny útoky a obrany v tomto kole si ale musíš započítat postih zbroje. Toto OČ si počítáš proti všem útokům v daném kole, pasivní obrany ale stále mají postih -2.</text:p>
      <text:p text:style-name="P36"/>
      <text:h text:style-name="P41" text:outline-level="4">Běh po hladině</text:h>
      <text:p text:style-name="P18">Požadavky: Akrobatické schopnosti 3<text:line-break/>Aktivace: Komplexní akce<text:line-break/>Použití stojí bod Vůle<text:line-break/>Vyžaduje udržování<text:line-break/></text:p>
      <text:p text:style-name="P18">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p text:style-name="P36"/>
      <text:h text:style-name="P41" text:outline-level="4"><text:soft-page-break/>Zpomalení pádu</text:h>
      <text:p text:style-name="P18">Požadavky: Akrobatické schopnosti 3<text:line-break/>Aktivace: Volná akce<text:line-break/>Použití stojí bod Vůle<text:line-break/>Vyžaduje udržování<text:line-break/></text:p>
      <text:p text:style-name="P36">Silou vůle dokážeš zpomalit svůj pád, takže dopadneš bezpečně. Můžeš takto skočit z libovolné výšky a mít u toho jakoukoliv zátěž, kterou dokážeš zvednout. Pád stačí zpomalit na posledních několika metrech.</text:p>
      <text:p text:style-name="P36"/>
      <text:h text:style-name="P41" text:outline-level="4">Tekutost</text:h>
      <text:p text:style-name="P18">Požadavky: Akrobatické schopnosti 4<text:line-break/>Aktivace: Komplexní akce<text:line-break/>Použití stojí bod Vůle<text:line-break/>Vyžaduje udržování<text:line-break/></text:p>
      <text:p text:style-name="P18">Po krátkém soustředění po dobu udržování schopnosti ohebnost tvého těla přesahuje fyzické limity. Mimo jiné dokážeš protékat skrz velmi úzké štěrbiny – stačí, když prostrčíš prst. Protékání ovšem trvá velmi dlouho, a to tím déle, čím užší štěrbina je.<text:line-break/><text:tab/>Předměty, které neseš, tvou schopnost nesdílí. Projdou tedy s tebou pouze v případě, že se do štěrbiny vejdou. Košili například procpeš i štěrbinou o šířce prstu, jen pak bude dost pomačkaná, plátovou zbroj nikoliv.<text:line-break/></text:p>
      <text:p text:style-name="P4">Herní efekt:</text:p>
      <text:p text:style-name="P36"><text:soft-page-break/>Ve fázi „protékání“ jsi velice zranitelný, na obranu si házíš vždy 0 + 1k6. Můžeš si ale počítat zbroj, pokud ji při tom máš na sobě.</text:p>
      <text:p text:style-name="P36"/>
      <text:h text:style-name="P41" text:outline-level="4">Běh na křídlech větru</text:h>
      <text:p text:style-name="P18">Požadavky: Akrobatické schopnosti 5<text:line-break/>Aktivace: Komplexní akce<text:line-break/>Použití stojí bod Vůle<text:line-break/>Vyžaduje udržování<text:line-break/></text:p>
      <text:p text:style-name="P18">Tato schopnost funguje stejně jako Běh po hladině, po krátkém rozeběhu ale můžeš běžet vzduchem. Nemůžeš při tom měnit směr, takže je potřeba správně se rozběhnout, než se odrazíš od země. Jakmile se zastavíš, ať už dobrovolně nebo ne, spadneš.</text:p>
      <text:p text:style-name="P18"/>
      <text:h text:style-name="P43" text:outline-level="3">Atletické schopnosti</text:h>
      <text:p text:style-name="P36"/>
      <text:list xml:id="list8089572144590289765" text:style-name="L14">
        <text:list-item>
          <text:p text:style-name="P66">Hluboký nádech</text:p>
        </text:list-item>
        <text:list-item>
          <text:p text:style-name="P66">Vypětí síly</text:p>
        </text:list-item>
        <text:list-item>
          <text:p text:style-name="P66">Bezpečný dopad</text:p>
        </text:list-item>
        <text:list-item>
          <text:p text:style-name="P66">Obří skok</text:p>
        </text:list-item>
        <text:list-item>
          <text:p text:style-name="P66">Vypětí rychlosti</text:p>
        </text:list-item>
      </text:list>
      <text:p text:style-name="P36"/>
      <text:h text:style-name="P41" text:outline-level="4"><text:soft-page-break/>Hluboký nádech</text:h>
      <text:p text:style-name="P18">Požadavky: Atletické schopnosti 1<text:line-break/>Pasivní schopnost<text:line-break/></text:p>
      <text:p text:style-name="P18">Dokážeš zadržet dech na desítky minut.</text:p>
      <text:p text:style-name="P36"/>
      <text:h text:style-name="P41" text:outline-level="4">Vypětí síly</text:h>
      <text:p text:style-name="P18">Požadavky: Atletické schopnosti 2<text:line-break/>Aktivace: Komplexní akce<text:line-break/>Použití stojí bod Vůle<text:line-break/>Vyžaduje udržování<text:line-break/></text:p>
      <text:p text:style-name="P18">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p text:style-name="P36"/>
      <text:p text:style-name="P2">Herní efekt:</text:p>
      <text:p text:style-name="P36">Bonus +3 k Síle na jeden silový úkon.</text:p>
      <text:p text:style-name="P18"/>
      <text:h text:style-name="P41" text:outline-level="4"><text:soft-page-break/>Bezpečný dopad</text:h>
      <text:p text:style-name="P18">Požadavky: Atletické schopnosti 3<text:line-break/>Pasivní schopnost<text:line-break/></text:p>
      <text:p text:style-name="P4">Herní efekt:</text:p>
      <text:p text:style-name="P36">Od výšky pádu v metrech si před určením důsledků odečítáš hodnocení Atletických schopností.</text:p>
      <text:p text:style-name="P36"/>
      <text:h text:style-name="P41" text:outline-level="4">Obří skok</text:h>
      <text:p text:style-name="P18">Požadavky: Atletické schopnosti 4<text:line-break/>Aktivace: Komplexní akce<text:line-break/>Použití stojí bod Vůle<text:line-break/></text:p>
      <text:p text:style-name="P4">Herní efekt:</text:p>
      <text:p text:style-name="P36">Za cenu jednoho bodu Vůle můžeš zvětšit svou obvyklou výšku skoku o hodnocení Atletických schopností v metrech a délku o dvojnásobek tohoto hodnocení.</text:p>
      <text:p text:style-name="P36"/>
      <text:h text:style-name="P41" text:outline-level="4">Vypětí rychlosti</text:h>
      <text:p text:style-name="P18">Požadavky: Atletické schopnosti 5<text:line-break/>Aktivace: Komplexní akce<text:line-break/>Použití stojí bod Vůle<text:line-break/>Vyžaduje udržování<text:line-break/></text:p>
      <text:p text:style-name="P20"><text:soft-page-break/>Po dobu udržování se dokážeš udržovat dvojnásobnou rychlost pohybu – ať už chůze, běhu, nebo třeba plavání. Jakmile se zastavíš, schopnost pomine. Zrychlený pohyb tě vyčerpává jako bez použití této schopnosti, urazíš při tom ale dvojnásobnou vzdálenost. Kromě možnosti rychlého přesunu Vypětí rychlosti nijak nepomáhá v bo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69c86cb" officeooo:paragraph-rsid="069c86cb"/>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9-19T15:01:55.977000000</dc:date>
    <meta:print-date>2113-01-01T00:00:00</meta:print-date>
    <meta:editing-cycles>6981</meta:editing-cycles>
    <meta:editing-duration>P23DT20H34M9S</meta:editing-duration>
    <meta:generator>LibreOffice/4.2.4.2$Windows_x86 LibreOffice_project/63150712c6d317d27ce2db16eb94c2f3d7b699f8</meta:generator>
    <meta:document-statistic meta:table-count="0" meta:image-count="0" meta:object-count="0" meta:page-count="61" meta:paragraph-count="525" meta:word-count="8101" meta:character-count="52669" meta:non-whitespace-character-count="45020"/>
  </office:meta>
</office:document-meta>
</file>